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middle" fo:min-height="1.943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top" fo:min-height="2.012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2.012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solid" svg:stroke-width="0.008cm" svg:stroke-color="#000000" draw:marker-start="Marker_5f_0" draw:marker-start-width="0.193cm" draw:marker-end="Marker_5f_1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middle" fo:min-height="1.319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48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middle" fo:min-height="1.45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vertical-align="middle" fo:min-height="5.02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1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1.379cm" fo:min-width="2.54cm" fo:padding-top="0.035cm" fo:padding-bottom="0.035cm" fo:padding-left="0.035cm" fo:padding-right="0.035cm"/>
    </style:style>
    <style:style style:name="gr18" style:family="graphic" style:parent-style-name="standard">
      <style:graphic-properties draw:stroke="none" draw:fill="none" draw:textarea-vertical-align="middle" fo:min-height="1.57cm" fo:min-width="2.54cm" fo:padding-top="0.035cm" fo:padding-bottom="0.035cm" fo:padding-left="0.035cm" fo:padding-right="0.035cm"/>
    </style:style>
    <style:style style:name="gr19" style:family="graphic" style:parent-style-name="standard">
      <style:graphic-properties draw:stroke="dash" draw:stroke-dash="Dash_5f_0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20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359cm" fo:min-width="2.54cm" fo:padding-top="0.035cm" fo:padding-bottom="0.035cm" fo:padding-left="0.035cm" fo:padding-right="0.035cm"/>
    </style:style>
    <style:style style:name="gr22" style:family="graphic" style:parent-style-name="standard">
      <style:graphic-properties draw:stroke="none" draw:fill="none" draw:textarea-vertical-align="middle" fo:min-height="1.2cm" fo:min-width="2.54cm" fo:padding-top="0.035cm" fo:padding-bottom="0.035cm" fo:padding-left="0.035cm" fo:padding-right="0.035cm"/>
    </style:style>
    <style:style style:name="gr23" style:family="graphic" style:parent-style-name="standard">
      <style:graphic-properties draw:stroke="none" draw:fill="none" draw:textarea-vertical-align="middle" fo:min-height="1.225cm" fo:min-width="2.54cm" fo:padding-top="0.035cm" fo:padding-bottom="0.035cm" fo:padding-left="0.035cm" fo:padding-right="0.035cm"/>
    </style:style>
    <style:style style:name="gr24" style:family="graphic" style:parent-style-name="standard">
      <style:graphic-properties draw:stroke="none" draw:fill="none" draw:textarea-vertical-align="middle" fo:min-height="1.226cm" fo:min-width="2.54cm" fo:padding-top="0.035cm" fo:padding-bottom="0.035cm" fo:padding-left="0.035cm" fo:padding-right="0.035cm"/>
    </style:style>
    <style:style style:name="gr25" style:family="graphic" style:parent-style-name="standard">
      <style:graphic-properties draw:stroke="none" draw:fill="none" draw:textarea-vertical-align="middle" fo:min-height="0.939cm" fo:min-width="2.54cm" fo:padding-top="0.035cm" fo:padding-bottom="0.035cm" fo:padding-left="0.035cm" fo:padding-right="0.035cm"/>
    </style:style>
    <style:style style:name="gr26" style:family="graphic" style:parent-style-name="standard">
      <style:graphic-properties draw:stroke="none" draw:fill="none" draw:textarea-vertical-align="middle" fo:min-height="0.764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1.235cm" fo:min-width="2.54cm" fo:padding-top="0.035cm" fo:padding-bottom="0.035cm" fo:padding-left="0.035cm" fo:padding-right="0.035cm"/>
    </style:style>
    <style:style style:name="gr28" style:family="graphic" style:parent-style-name="standard">
      <style:graphic-properties draw:marker-start="Arrow" draw:marker-start-width="0.3cm" draw:marker-end="Circle" draw:marker-end-width="0.3cm" draw:fill="solid" draw:fill-color="#000000" draw:textarea-vertical-align="middle"/>
    </style:style>
    <style:style style:name="gr29" style:family="graphic" style:parent-style-name="standard">
      <style:graphic-properties draw:stroke="none" draw:fill="none" draw:textarea-vertical-align="middle" fo:min-height="2.63cm" fo:min-width="2.54cm" fo:padding-top="0.035cm" fo:padding-bottom="0.035cm" fo:padding-left="0.035cm" fo:padding-right="0.035cm"/>
    </style:style>
    <style:style style:name="gr30" style:family="graphic" style:parent-style-name="standard">
      <style:graphic-properties draw:stroke="none" draw:fill="none" draw:textarea-vertical-align="middle" fo:min-height="5.53cm" fo:min-width="2.54cm" fo:padding-top="0.035cm" fo:padding-bottom="0.035cm" fo:padding-left="0.035cm" fo:padding-right="0.0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end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layer="layout" svg:width="0.375cm" svg:height="2.403cm" svg:x="18.1cm" svg:y="5.1cm" svg:viewBox="0 0 376 2404" draw:points="0,2404 376,2002 376,0 0,402">
            <text:p/>
          </draw:polygon>
          <draw:polygon draw:style-name="gr2" draw:layer="layout" svg:width="0.375cm" svg:height="2.403cm" svg:x="18.1cm" svg:y="5.1cm" svg:viewBox="0 0 376 2404" draw:points="0,2404 376,2002 376,0 0,402">
            <text:p/>
          </draw:polygon>
        </draw:g>
        <draw:g>
          <draw:polygon draw:style-name="gr1" draw:layer="layout" svg:width="2.698cm" svg:height="0.403cm" svg:x="15.8cm" svg:y="5.1cm" svg:viewBox="0 0 2699 404" draw:points="0,404 2325,404 2699,0 374,0">
            <text:p/>
          </draw:polygon>
          <draw:polygon draw:style-name="gr2" draw:layer="layout" svg:width="2.698cm" svg:height="0.403cm" svg:x="15.8cm" svg:y="5.1cm" svg:viewBox="0 0 2699 404" draw:points="0,404 2325,404 2699,0 374,0">
            <text:p/>
          </draw:polygon>
        </draw:g>
        <draw:g>
          <draw:g>
            <draw:polygon draw:style-name="gr3" draw:layer="layout" svg:width="2.324cm" svg:height="2cm" svg:x="15.8cm" svg:y="5.503cm" svg:viewBox="0 0 2325 2001" draw:points="0,2001 2325,2001 2325,0 0,0">
              <text:p/>
            </draw:polygon>
            <draw:polygon draw:style-name="gr2" draw:layer="layout" svg:width="2.324cm" svg:height="2cm" svg:x="15.8cm" svg:y="5.503cm" svg:viewBox="0 0 2325 2001" draw:points="0,2001 2325,2001 2325,0 0,0">
              <text:p/>
            </draw:polygon>
          </draw:g>
          <draw:frame draw:style-name="gr4" draw:text-style-name="P1" draw:layer="layout" svg:width="2.324cm" svg:height="2.013cm" svg:x="15.8cm" svg:y="5.497cm">
            <draw:text-box>
              <text:p text:style-name="P1"><text:span text:style-name="T1"><text:line-break/></text:span><text:span text:style-name="T1">henkilot.dat </text:span><text:span text:style-name="T1"><text:line-break/></text:span><text:span text:style-name="T1">9</text:span><text:span text:style-name="T1"><text:line-break/></text:span><text:span text:style-name="T1">6</text:span><text:span text:style-name="T1"><text:line-break/></text:span><text:span text:style-name="T1"/></text:p>
            </draw:text-box>
          </draw:frame>
        </draw:g>
        <draw:g>
          <draw:polygon draw:style-name="gr1" draw:layer="layout" svg:width="0.403cm" svg:height="2.403cm" svg:x="6.3cm" svg:y="4.896cm" svg:viewBox="0 0 404 2404" draw:points="0,2404 404,2002 404,0 0,402">
            <text:p/>
          </draw:polygon>
          <draw:polygon draw:style-name="gr2" draw:layer="layout" svg:width="0.403cm" svg:height="2.403cm" svg:x="6.3cm" svg:y="4.896cm" svg:viewBox="0 0 404 2404" draw:points="0,2404 404,2002 404,0 0,402">
            <text:p/>
          </draw:polygon>
        </draw:g>
        <draw:g>
          <draw:polygon draw:style-name="gr1" draw:layer="layout" svg:width="2.902cm" svg:height="0.403cm" svg:x="3.8cm" svg:y="4.896cm" svg:viewBox="0 0 2903 404" draw:points="0,404 2501,404 2903,0 402,0">
            <text:p/>
          </draw:polygon>
          <draw:polygon draw:style-name="gr2" draw:layer="layout" svg:width="2.902cm" svg:height="0.403cm" svg:x="3.8cm" svg:y="4.896cm" svg:viewBox="0 0 2903 404" draw:points="0,404 2501,404 2903,0 402,0">
            <text:p/>
          </draw:polygon>
        </draw:g>
        <draw:g>
          <draw:g>
            <draw:polygon draw:style-name="gr3" draw:layer="layout" svg:width="2.5cm" svg:height="2cm" svg:x="3.8cm" svg:y="5.299cm" svg:viewBox="0 0 2501 2001" draw:points="0,2001 2501,2001 2501,0 0,0">
              <text:p/>
            </draw:polygon>
            <draw:polygon draw:style-name="gr2" draw:layer="layout" svg:width="2.5cm" svg:height="2cm" svg:x="3.8cm" svg:y="5.299cm" svg:viewBox="0 0 2501 2001" draw:points="0,2001 2501,2001 2501,0 0,0">
              <text:p/>
            </draw:polygon>
          </draw:g>
          <draw:frame draw:style-name="gr4" draw:layer="layout" svg:width="2.5cm" svg:height="2.013cm" svg:x="3.8cm" svg:y="5.293cm">
            <draw:text-box>
              <text:p text:style-name="P1"><text:span text:style-name="T1"><text:line-break/></text:span><text:span text:style-name="T1">elokuvat.dat </text:span><text:span text:style-name="T1"><text:line-break/></text:span><text:span text:style-name="T1">7</text:span><text:span text:style-name="T1"><text:line-break/></text:span><text:span text:style-name="T1">3</text:span><text:span text:style-name="T1"><text:line-break/></text:span><text:span text:style-name="T1"/></text:p>
            </draw:text-box>
          </draw:frame>
        </draw:g>
        <draw:frame draw:style-name="gr5" draw:layer="layout" svg:width="1.881cm" svg:height="0.63cm" svg:x="0.615cm" svg:y="8.914cm">
          <draw:text-box>
            <text:p text:style-name="P1"><text:span text:style-name="T1">alkiot[0]</text:span></text:p>
          </draw:text-box>
        </draw:frame>
        <draw:frame draw:style-name="gr5" draw:layer="layout" svg:width="1.881cm" svg:height="0.63cm" svg:x="0.615cm" svg:y="12.414cm">
          <draw:text-box>
            <text:p text:style-name="P1"><text:span text:style-name="T1">alkiot[7]</text:span></text:p>
          </draw:text-box>
        </draw:frame>
        <draw:frame draw:style-name="gr5" draw:layer="layout" svg:width="1.881cm" svg:height="0.63cm" svg:x="0.615cm" svg:y="11.914cm">
          <draw:text-box>
            <text:p text:style-name="P1"><text:span text:style-name="T1">alkiot[6]</text:span></text:p>
          </draw:text-box>
        </draw:frame>
        <draw:frame draw:style-name="gr5" draw:layer="layout" svg:width="1.881cm" svg:height="0.63cm" svg:x="0.615cm" svg:y="11.414cm">
          <draw:text-box>
            <text:p text:style-name="P1"><text:span text:style-name="T1">alkiot[5]</text:span></text:p>
          </draw:text-box>
        </draw:frame>
        <draw:frame draw:style-name="gr5" draw:layer="layout" svg:width="1.881cm" svg:height="0.63cm" svg:x="0.615cm" svg:y="10.914cm">
          <draw:text-box>
            <text:p text:style-name="P1"><text:span text:style-name="T1">alkiot[4]</text:span></text:p>
          </draw:text-box>
        </draw:frame>
        <draw:frame draw:style-name="gr5" draw:layer="layout" svg:width="1.881cm" svg:height="0.63cm" svg:x="0.615cm" svg:y="10.414cm">
          <draw:text-box>
            <text:p text:style-name="P1"><text:span text:style-name="T1">alkiot[3]</text:span></text:p>
          </draw:text-box>
        </draw:frame>
        <draw:frame draw:style-name="gr5" draw:layer="layout" svg:width="1.881cm" svg:height="0.63cm" svg:x="0.615cm" svg:y="9.914cm">
          <draw:text-box>
            <text:p text:style-name="P1"><text:span text:style-name="T1">alkiot[2]</text:span></text:p>
          </draw:text-box>
        </draw:frame>
        <draw:frame draw:style-name="gr5" draw:layer="layout" svg:width="1.881cm" svg:height="0.63cm" svg:x="0.615cm" svg:y="9.461cm">
          <draw:text-box>
            <text:p text:style-name="P1"><text:span text:style-name="T1">alkiot[1]</text:span></text:p>
          </draw:text-box>
        </draw:frame>
        <draw:frame draw:style-name="gr6" draw:layer="layout" svg:width="2.241cm" svg:height="2.294cm" svg:x="0.7cm" svg:y="5.1cm">
          <draw:text-box>
            <text:p text:style-name="P2"><text:span text:style-name="T1"><text:line-break/></text:span><text:span text:style-name="T1">tiedoston nimi</text:span><text:span text:style-name="T1"><text:line-break/></text:span><text:span text:style-name="T1">max_lkm</text:span><text:span text:style-name="T1"><text:line-break/></text:span><text:span text:style-name="T1">lkm</text:span><text:span text:style-name="T1"><text:line-break/></text:span><text:span text:style-name="T1">alkiot</text:span></text:p>
          </draw:text-box>
        </draw:frame>
        <draw:g>
          <draw:polygon draw:style-name="gr1" draw:layer="layout" svg:width="0.403cm" svg:height="2.403cm" svg:x="9.596cm" svg:y="8.6cm" svg:viewBox="0 0 404 2404" draw:points="0,2404 404,2002 404,0 0,402">
            <text:p/>
          </draw:polygon>
          <draw:polygon draw:style-name="gr2" draw:layer="layout" svg:width="0.403cm" svg:height="2.403cm" svg:x="9.596cm" svg:y="8.6cm" svg:viewBox="0 0 404 2404" draw:points="0,2404 404,2002 404,0 0,402">
            <text:p/>
          </draw:polygon>
        </draw:g>
        <draw:g>
          <draw:polygon draw:style-name="gr1" draw:layer="layout" svg:width="2.902cm" svg:height="0.403cm" svg:x="7.096cm" svg:y="8.6cm" svg:viewBox="0 0 2903 404" draw:points="0,404 2501,404 2903,0 402,0">
            <text:p/>
          </draw:polygon>
          <draw:polygon draw:style-name="gr2" draw:layer="layout" svg:width="2.902cm" svg:height="0.403cm" svg:x="7.096cm" svg:y="8.6cm" svg:viewBox="0 0 2903 404" draw:points="0,404 2501,404 2903,0 402,0">
            <text:p/>
          </draw:polygon>
        </draw:g>
        <draw:g>
          <draw:g>
            <draw:polygon draw:style-name="gr3" draw:layer="layout" svg:width="2.5cm" svg:height="2cm" svg:x="7.096cm" svg:y="9.002cm" svg:viewBox="0 0 2501 2001" draw:points="0,2001 2501,2001 2501,0 0,0">
              <text:p/>
            </draw:polygon>
            <draw:polygon draw:style-name="gr2" draw:layer="layout" svg:width="2.5cm" svg:height="2cm" svg:x="7.096cm" svg:y="9.002cm" svg:viewBox="0 0 2501 2001" draw:points="0,2001 2501,2001 2501,0 0,0">
              <text:p/>
            </draw:polygon>
          </draw:g>
          <draw:frame draw:style-name="gr7" draw:layer="layout" svg:width="2.5cm" svg:height="2.082cm" svg:x="7.096cm" svg:y="8.961cm">
            <draw:text-box>
              <text:p text:style-name="P1"><text:span text:style-name="T1">1</text:span><text:span text:style-name="T1"><text:line-break/></text:span><text:span text:style-name="T1">Interstellar</text:span></text:p>
              <text:p text:style-name="P1"><text:span text:style-name="T1">2014</text:span></text:p>
              <text:p text:style-name="P1"><text:span text:style-name="T1">5</text:span></text:p>
              <text:p text:style-name="P1"><text:span text:style-name="T1">Kivenkova nainen i...</text:span></text:p>
            </draw:text-box>
          </draw:frame>
        </draw:g>
        <draw:g>
          <draw:polygon draw:style-name="gr1" draw:layer="layout" svg:width="0.403cm" svg:height="2.403cm" svg:x="9.596cm" svg:y="11.6cm" svg:viewBox="0 0 404 2404" draw:points="0,2404 404,2001 404,0 0,402">
            <text:p/>
          </draw:polygon>
          <draw:polygon draw:style-name="gr2" draw:layer="layout" svg:width="0.403cm" svg:height="2.403cm" svg:x="9.596cm" svg:y="11.6cm" svg:viewBox="0 0 404 2404" draw:points="0,2404 404,2001 404,0 0,402">
            <text:p/>
          </draw:polygon>
        </draw:g>
        <draw:g>
          <draw:polygon draw:style-name="gr1" draw:layer="layout" svg:width="2.902cm" svg:height="0.403cm" svg:x="7.096cm" svg:y="11.6cm" svg:viewBox="0 0 2903 404" draw:points="0,404 2501,404 2903,0 402,0">
            <text:p/>
          </draw:polygon>
          <draw:polygon draw:style-name="gr2" draw:layer="layout" svg:width="2.902cm" svg:height="0.403cm" svg:x="7.096cm" svg:y="11.6cm" svg:viewBox="0 0 2903 404" draw:points="0,404 2501,404 2903,0 402,0">
            <text:p/>
          </draw:polygon>
        </draw:g>
        <draw:g>
          <draw:g>
            <draw:polygon draw:style-name="gr3" draw:layer="layout" svg:width="2.5cm" svg:height="2cm" svg:x="7.096cm" svg:y="12.002cm" svg:viewBox="0 0 2501 2001" draw:points="0,2001 2501,2001 2501,0 0,0">
              <text:p/>
            </draw:polygon>
            <draw:polygon draw:style-name="gr2" draw:layer="layout" svg:width="2.5cm" svg:height="2cm" svg:x="7.096cm" svg:y="12.002cm" svg:viewBox="0 0 2501 2001" draw:points="0,2001 2501,2001 2501,0 0,0">
              <text:p/>
            </draw:polygon>
          </draw:g>
          <draw:frame draw:style-name="gr7" draw:layer="layout" svg:width="2.5cm" svg:height="2.082cm" svg:x="7.096cm" svg:y="11.961cm">
            <draw:text-box>
              <text:p text:style-name="P1"><text:span text:style-name="T1">2</text:span><text:span text:style-name="T1"><text:line-break/></text:span><text:span text:style-name="T1">Darkness Satan</text:span></text:p>
              <text:p text:style-name="P1"><text:span text:style-name="T1">1948</text:span></text:p>
              <text:p text:style-name="P1"><text:span text:style-name="T1">4</text:span></text:p>
              <text:p text:style-name="P1"><text:span text:style-name="T1">Kiva stoori maail...</text:span></text:p>
            </draw:text-box>
          </draw:frame>
        </draw:g>
        <draw:g>
          <draw:polygon draw:style-name="gr1" draw:layer="layout" svg:width="0.403cm" svg:height="2.403cm" svg:x="9.596cm" svg:y="14.6cm" svg:viewBox="0 0 404 2404" draw:points="0,2404 404,2002 404,0 0,402">
            <text:p/>
          </draw:polygon>
          <draw:polygon draw:style-name="gr2" draw:layer="layout" svg:width="0.403cm" svg:height="2.403cm" svg:x="9.596cm" svg:y="14.6cm" svg:viewBox="0 0 404 2404" draw:points="0,2404 404,2002 404,0 0,402">
            <text:p/>
          </draw:polygon>
        </draw:g>
        <draw:g>
          <draw:polygon draw:style-name="gr1" draw:layer="layout" svg:width="2.902cm" svg:height="0.403cm" svg:x="7.096cm" svg:y="14.6cm" svg:viewBox="0 0 2903 404" draw:points="0,404 2501,404 2903,0 402,0">
            <text:p/>
          </draw:polygon>
          <draw:polygon draw:style-name="gr2" draw:layer="layout" svg:width="2.902cm" svg:height="0.403cm" svg:x="7.096cm" svg:y="14.6cm" svg:viewBox="0 0 2903 404" draw:points="0,404 2501,404 2903,0 402,0">
            <text:p/>
          </draw:polygon>
        </draw:g>
        <draw:g>
          <draw:g>
            <draw:polygon draw:style-name="gr3" draw:layer="layout" svg:width="2.5cm" svg:height="2cm" svg:x="7.096cm" svg:y="15.002cm" svg:viewBox="0 0 2501 2001" draw:points="0,2001 2501,2001 2501,0 0,0">
              <text:p/>
            </draw:polygon>
            <draw:polygon draw:style-name="gr2" draw:layer="layout" svg:width="2.5cm" svg:height="2cm" svg:x="7.096cm" svg:y="15.002cm" svg:viewBox="0 0 2501 2001" draw:points="0,2001 2501,2001 2501,0 0,0">
              <text:p/>
            </draw:polygon>
          </draw:g>
          <draw:frame draw:style-name="gr7" draw:layer="layout" svg:width="2.5cm" svg:height="2.082cm" svg:x="7.096cm" svg:y="14.961cm">
            <draw:text-box>
              <text:p text:style-name="P1"><text:span text:style-name="T1">3</text:span><text:span text:style-name="T1"><text:line-break/></text:span><text:span text:style-name="T1">Opiskelija vuodelta n</text:span></text:p>
              <text:p text:style-name="P1"><text:span text:style-name="T1">1932</text:span></text:p>
              <text:p text:style-name="P1"><text:span text:style-name="T1">2</text:span></text:p>
              <text:p text:style-name="P1"><text:span text:style-name="T1">Hassu tarina elämä...</text:span></text:p>
            </draw:text-box>
          </draw:frame>
        </draw:g>
        <draw:g>
          <draw:polygon draw:style-name="gr1" draw:layer="layout" svg:width="0.2cm" svg:height="0.7cm" svg:x="4.696cm" svg:y="9.302cm" svg:viewBox="0 0 201 701" draw:points="0,701 201,501 201,0 0,200">
            <text:p/>
          </draw:polygon>
          <draw:polygon draw:style-name="gr2" draw:layer="layout" svg:width="0.2cm" svg:height="0.7cm" svg:x="4.696cm" svg:y="9.302cm" svg:viewBox="0 0 201 701" draw:points="0,701 201,501 201,0 0,200">
            <text:p/>
          </draw:polygon>
        </draw:g>
        <draw:g>
          <draw:polygon draw:style-name="gr3" draw:layer="layout" svg:width="2cm" svg:height="0.5cm" svg:x="2.696cm" svg:y="9.502cm" svg:viewBox="0 0 2001 501" draw:points="0,501 2001,501 2001,0 0,0">
            <text:p/>
          </draw:polygon>
          <draw:polygon draw:style-name="gr2" draw:layer="layout" svg:width="2cm" svg:height="0.5cm" svg:x="2.696cm" svg:y="9.502cm" svg:viewBox="0 0 2001 501" draw:points="0,501 2001,501 2001,0 0,0">
            <text:p/>
          </draw:polygon>
        </draw:g>
        <draw:g>
          <draw:polygon draw:style-name="gr1" draw:layer="layout" svg:width="0.2cm" svg:height="0.7cm" svg:x="4.696cm" svg:y="8.802cm" svg:viewBox="0 0 201 701" draw:points="0,701 201,501 201,0 0,200">
            <text:p/>
          </draw:polygon>
          <draw:polygon draw:style-name="gr2" draw:layer="layout" svg:width="0.2cm" svg:height="0.7cm" svg:x="4.696cm" svg:y="8.802cm" svg:viewBox="0 0 201 701" draw:points="0,701 201,501 201,0 0,200">
            <text:p/>
          </draw:polygon>
        </draw:g>
        <draw:g>
          <draw:polygon draw:style-name="gr1" draw:layer="layout" svg:width="2.2cm" svg:height="0.2cm" svg:x="2.696cm" svg:y="8.802cm" svg:viewBox="0 0 2201 201" draw:points="0,201 2001,201 2201,0 200,0">
            <text:p/>
          </draw:polygon>
          <draw:polygon draw:style-name="gr2" draw:layer="layout" svg:width="2.2cm" svg:height="0.2cm" svg:x="2.696cm" svg:y="8.802cm" svg:viewBox="0 0 2201 201" draw:points="0,201 2001,201 2201,0 200,0">
            <text:p/>
          </draw:polygon>
        </draw:g>
        <draw:g>
          <draw:polygon draw:style-name="gr3" draw:layer="layout" svg:width="2cm" svg:height="0.5cm" svg:x="2.696cm" svg:y="9.002cm" svg:viewBox="0 0 2001 501" draw:points="0,501 2001,501 2001,0 0,0">
            <text:p/>
          </draw:polygon>
          <draw:polygon draw:style-name="gr2" draw:layer="layout" svg:width="2cm" svg:height="0.5cm" svg:x="2.696cm" svg:y="9.002cm" svg:viewBox="0 0 2001 501" draw:points="0,501 2001,501 2001,0 0,0">
            <text:p/>
          </draw:polygon>
        </draw:g>
        <draw:g>
          <draw:polyline draw:style-name="gr8" draw:layer="layout" svg:width="3.4cm" svg:height="0.549cm" svg:x="3.696cm" svg:y="9.252cm" svg:viewBox="0 0 3401 550" draw:points="0,0 2766,0 2766,550 3401,550">
            <text:p/>
          </draw:polyline>
          <draw:frame draw:style-name="gr9" draw:layer="layout" svg:width="1.25cm" svg:height="1.007cm" svg:x="2.446cm" svg:y="8.748cm">
            <draw:text-box>
              <text:p/>
            </draw:text-box>
          </draw:frame>
        </draw:g>
        <draw:g>
          <draw:polygon draw:style-name="gr1" draw:layer="layout" svg:width="0.2cm" svg:height="0.7cm" svg:x="4.696cm" svg:y="11.802cm" svg:viewBox="0 0 201 701" draw:points="0,701 201,500 201,0 0,200">
            <text:p/>
          </draw:polygon>
          <draw:polygon draw:style-name="gr2" draw:layer="layout" svg:width="0.2cm" svg:height="0.7cm" svg:x="4.696cm" svg:y="11.802cm" svg:viewBox="0 0 201 701" draw:points="0,701 201,500 201,0 0,200">
            <text:p/>
          </draw:polygon>
        </draw:g>
        <draw:g>
          <draw:polygon draw:style-name="gr3" draw:layer="layout" svg:width="2cm" svg:height="0.5cm" svg:x="2.696cm" svg:y="12.002cm" svg:viewBox="0 0 2001 501" draw:points="0,501 2001,501 2001,0 0,0">
            <text:p/>
          </draw:polygon>
          <draw:polygon draw:style-name="gr2" draw:layer="layout" svg:width="2cm" svg:height="0.5cm" svg:x="2.696cm" svg:y="12.002cm" svg:viewBox="0 0 2001 501" draw:points="0,501 2001,501 2001,0 0,0">
            <text:p/>
          </draw:polygon>
        </draw:g>
        <draw:g>
          <draw:polygon draw:style-name="gr1" draw:layer="layout" svg:width="0.2cm" svg:height="0.7cm" svg:x="4.696cm" svg:y="11.302cm" svg:viewBox="0 0 201 701" draw:points="0,701 201,501 201,0 0,200">
            <text:p/>
          </draw:polygon>
          <draw:polygon draw:style-name="gr2" draw:layer="layout" svg:width="0.2cm" svg:height="0.7cm" svg:x="4.696cm" svg:y="11.302cm" svg:viewBox="0 0 201 701" draw:points="0,701 201,501 201,0 0,200">
            <text:p/>
          </draw:polygon>
        </draw:g>
        <draw:g>
          <draw:polygon draw:style-name="gr3" draw:layer="layout" svg:width="2cm" svg:height="0.5cm" svg:x="2.696cm" svg:y="11.502cm" svg:viewBox="0 0 2001 501" draw:points="0,501 2001,501 2001,0 0,0">
            <text:p/>
          </draw:polygon>
          <draw:polygon draw:style-name="gr2" draw:layer="layout" svg:width="2cm" svg:height="0.5cm" svg:x="2.696cm" svg:y="11.502cm" svg:viewBox="0 0 2001 501" draw:points="0,501 2001,501 2001,0 0,0">
            <text:p/>
          </draw:polygon>
        </draw:g>
        <draw:g>
          <draw:polygon draw:style-name="gr1" draw:layer="layout" svg:width="0.2cm" svg:height="0.7cm" svg:x="4.696cm" svg:y="10.802cm" svg:viewBox="0 0 201 701" draw:points="0,701 201,501 201,0 0,200">
            <text:p/>
          </draw:polygon>
          <draw:polygon draw:style-name="gr2" draw:layer="layout" svg:width="0.2cm" svg:height="0.7cm" svg:x="4.696cm" svg:y="10.802cm" svg:viewBox="0 0 201 701" draw:points="0,701 201,501 201,0 0,200">
            <text:p/>
          </draw:polygon>
        </draw:g>
        <draw:g>
          <draw:polygon draw:style-name="gr3" draw:layer="layout" svg:width="2cm" svg:height="0.5cm" svg:x="2.696cm" svg:y="11.002cm" svg:viewBox="0 0 2001 501" draw:points="0,501 2001,501 2001,0 0,0">
            <text:p/>
          </draw:polygon>
          <draw:polygon draw:style-name="gr2" draw:layer="layout" svg:width="2cm" svg:height="0.5cm" svg:x="2.696cm" svg:y="11.002cm" svg:viewBox="0 0 2001 501" draw:points="0,501 2001,501 2001,0 0,0">
            <text:p/>
          </draw:polygon>
        </draw:g>
        <draw:g>
          <draw:polygon draw:style-name="gr1" draw:layer="layout" svg:width="0.2cm" svg:height="0.7cm" svg:x="4.696cm" svg:y="10.302cm" svg:viewBox="0 0 201 701" draw:points="0,701 201,500 201,0 0,200">
            <text:p/>
          </draw:polygon>
          <draw:polygon draw:style-name="gr2" draw:layer="layout" svg:width="0.2cm" svg:height="0.7cm" svg:x="4.696cm" svg:y="10.302cm" svg:viewBox="0 0 201 701" draw:points="0,701 201,500 201,0 0,200">
            <text:p/>
          </draw:polygon>
        </draw:g>
        <draw:g>
          <draw:polygon draw:style-name="gr3" draw:layer="layout" svg:width="2cm" svg:height="0.5cm" svg:x="2.696cm" svg:y="10.502cm" svg:viewBox="0 0 2001 501" draw:points="0,501 2001,501 2001,0 0,0">
            <text:p/>
          </draw:polygon>
          <draw:polygon draw:style-name="gr2" draw:layer="layout" svg:width="2cm" svg:height="0.5cm" svg:x="2.696cm" svg:y="10.502cm" svg:viewBox="0 0 2001 501" draw:points="0,501 2001,501 2001,0 0,0">
            <text:p/>
          </draw:polygon>
        </draw:g>
        <draw:g>
          <draw:polygon draw:style-name="gr1" draw:layer="layout" svg:width="0.2cm" svg:height="0.7cm" svg:x="4.696cm" svg:y="9.802cm" svg:viewBox="0 0 201 701" draw:points="0,701 201,501 201,0 0,200">
            <text:p/>
          </draw:polygon>
          <draw:polygon draw:style-name="gr2" draw:layer="layout" svg:width="0.2cm" svg:height="0.7cm" svg:x="4.696cm" svg:y="9.802cm" svg:viewBox="0 0 201 701" draw:points="0,701 201,501 201,0 0,200">
            <text:p/>
          </draw:polygon>
        </draw:g>
        <draw:g>
          <draw:polygon draw:style-name="gr3" draw:layer="layout" svg:width="2cm" svg:height="0.5cm" svg:x="2.696cm" svg:y="10.002cm" svg:viewBox="0 0 2001 501" draw:points="0,501 2001,501 2001,0 0,0">
            <text:p/>
          </draw:polygon>
          <draw:polygon draw:style-name="gr2" draw:layer="layout" svg:width="2cm" svg:height="0.5cm" svg:x="2.696cm" svg:y="10.002cm" svg:viewBox="0 0 2001 501" draw:points="0,501 2001,501 2001,0 0,0">
            <text:p/>
          </draw:polygon>
        </draw:g>
        <draw:g>
          <draw:polygon draw:style-name="gr1" draw:layer="layout" svg:width="0.2cm" svg:height="0.7cm" svg:x="4.696cm" svg:y="12.302cm" svg:viewBox="0 0 201 701" draw:points="0,701 201,500 201,0 0,200">
            <text:p/>
          </draw:polygon>
          <draw:polygon draw:style-name="gr2" draw:layer="layout" svg:width="0.2cm" svg:height="0.7cm" svg:x="4.696cm" svg:y="12.302cm" svg:viewBox="0 0 201 701" draw:points="0,701 201,500 201,0 0,200">
            <text:p/>
          </draw:polygon>
        </draw:g>
        <draw:g>
          <draw:polygon draw:style-name="gr3" draw:layer="layout" svg:width="2cm" svg:height="0.5cm" svg:x="2.696cm" svg:y="12.502cm" svg:viewBox="0 0 2001 501" draw:points="0,501 2001,501 2001,0 0,0">
            <text:p/>
          </draw:polygon>
          <draw:polygon draw:style-name="gr2" draw:layer="layout" svg:width="2cm" svg:height="0.5cm" svg:x="2.696cm" svg:y="12.502cm" svg:viewBox="0 0 2001 501" draw:points="0,501 2001,501 2001,0 0,0">
            <text:p/>
          </draw:polygon>
        </draw:g>
        <draw:g>
          <draw:polyline draw:style-name="gr8" draw:layer="layout" svg:width="3.4cm" svg:height="3.049cm" svg:x="3.696cm" svg:y="9.752cm" svg:viewBox="0 0 3401 3050" draw:points="0,0 2450,0 2450,3050 3401,3050">
            <text:p/>
          </draw:polyline>
          <draw:frame draw:style-name="gr9" draw:layer="layout" svg:width="1.25cm" svg:height="1.007cm" svg:x="2.446cm" svg:y="9.248cm">
            <draw:text-box>
              <text:p/>
            </draw:text-box>
          </draw:frame>
        </draw:g>
        <draw:g>
          <draw:polyline draw:style-name="gr8" draw:layer="layout" svg:width="3.4cm" svg:height="5.549cm" svg:x="3.696cm" svg:y="10.252cm" svg:viewBox="0 0 3401 5550" draw:points="0,0 2151,0 2151,5550 3401,5550">
            <text:p/>
          </draw:polyline>
          <draw:frame draw:style-name="gr10" draw:layer="layout" svg:width="1.25cm" svg:height="1.389cm" svg:x="2.446cm" svg:y="9.557cm">
            <draw:text-box>
              <text:p/>
            </draw:text-box>
          </draw:frame>
        </draw:g>
        <draw:frame draw:style-name="gr11" draw:text-style-name="P1" draw:layer="layout" svg:width="4.132cm" svg:height="0.799cm" svg:x="8.566cm" svg:y="0.751cm">
          <draw:text-box>
            <text:p text:style-name="P1"><text:span text:style-name="T2">ElokuvaDb</text:span></text:p>
          </draw:text-box>
        </draw:frame>
        <draw:frame draw:style-name="gr11" draw:layer="layout" svg:width="3.3cm" svg:height="0.799cm" svg:x="6.546cm" svg:y="17.103cm">
          <draw:text-box>
            <text:p text:style-name="P1"><text:span text:style-name="T2">Elokuva</text:span></text:p>
          </draw:text-box>
        </draw:frame>
        <draw:frame draw:style-name="gr12" draw:layer="layout" svg:width="4.131cm" svg:height="0.706cm" svg:x="1.63cm" svg:y="13.296cm">
          <draw:text-box>
            <text:p text:style-name="P1"><text:span text:style-name="T1">osoitintaulukko elokuviin</text:span></text:p>
          </draw:text-box>
        </draw:frame>
        <draw:g>
          <draw:polygon draw:style-name="gr1" draw:layer="layout" svg:width="0.4cm" svg:height="1.95cm" svg:x="27.781cm" svg:y="5cm" svg:viewBox="0 0 401 1951" draw:points="0,1951 401,1550 401,0 0,400">
            <text:p/>
          </draw:polygon>
          <draw:polygon draw:style-name="gr2" draw:layer="layout" svg:width="0.4cm" svg:height="1.95cm" svg:x="27.781cm" svg:y="5cm" svg:viewBox="0 0 401 1951" draw:points="0,1951 401,1550 401,0 0,400">
            <text:p/>
          </draw:polygon>
        </draw:g>
        <draw:g>
          <draw:polygon draw:style-name="gr1" draw:layer="layout" svg:width="2.4cm" svg:height="0.4cm" svg:x="25.781cm" svg:y="5cm" svg:viewBox="0 0 2401 401" draw:points="0,401 2000,401 2401,0 400,0">
            <text:p/>
          </draw:polygon>
          <draw:polygon draw:style-name="gr2" draw:layer="layout" svg:width="2.4cm" svg:height="0.4cm" svg:x="25.781cm" svg:y="5cm" svg:viewBox="0 0 2401 401" draw:points="0,401 2000,401 2401,0 400,0">
            <text:p/>
          </draw:polygon>
        </draw:g>
        <draw:g>
          <draw:g>
            <draw:polygon draw:style-name="gr3" draw:layer="layout" svg:width="2cm" svg:height="1.55cm" svg:x="25.781cm" svg:y="5.4cm" svg:viewBox="0 0 2001 1551" draw:points="0,1551 2001,1551 2001,0 0,0">
              <text:p/>
            </draw:polygon>
            <draw:polygon draw:style-name="gr2" draw:layer="layout" svg:width="2cm" svg:height="1.55cm" svg:x="25.781cm" svg:y="5.4cm" svg:viewBox="0 0 2001 1551" draw:points="0,1551 2001,1551 2001,0 0,0">
              <text:p/>
            </draw:polygon>
          </draw:g>
          <draw:frame draw:style-name="gr13" draw:layer="layout" svg:width="2cm" svg:height="1.55cm" svg:x="25.781cm" svg:y="5.4cm">
            <draw:text-box>
              <text:p text:style-name="P1"><text:span text:style-name="T1">1</text:span><text:span text:style-name="T1"><text:line-break/></text:span><text:span text:style-name="T1">Mike Litoris</text:span></text:p>
            </draw:text-box>
          </draw:frame>
        </draw:g>
        <draw:g>
          <draw:polygon draw:style-name="gr1" draw:layer="layout" svg:width="0.39cm" svg:height="1.91cm" svg:x="27.781cm" svg:y="7.49cm" svg:viewBox="0 0 391 1911" draw:points="0,1911 391,1521 391,0 0,390">
            <text:p/>
          </draw:polygon>
          <draw:polygon draw:style-name="gr2" draw:layer="layout" svg:width="0.39cm" svg:height="1.91cm" svg:x="27.781cm" svg:y="7.49cm" svg:viewBox="0 0 391 1911" draw:points="0,1911 391,1521 391,0 0,390">
            <text:p/>
          </draw:polygon>
        </draw:g>
        <draw:g>
          <draw:polygon draw:style-name="gr1" draw:layer="layout" svg:width="2.39cm" svg:height="0.39cm" svg:x="25.781cm" svg:y="7.49cm" svg:viewBox="0 0 2391 391" draw:points="0,391 2000,391 2391,0 390,0">
            <text:p/>
          </draw:polygon>
          <draw:polygon draw:style-name="gr2" draw:layer="layout" svg:width="2.39cm" svg:height="0.39cm" svg:x="25.781cm" svg:y="7.49cm" svg:viewBox="0 0 2391 391" draw:points="0,391 2000,391 2391,0 390,0">
            <text:p/>
          </draw:polygon>
        </draw:g>
        <draw:g>
          <draw:g>
            <draw:polygon draw:style-name="gr3" draw:layer="layout" svg:width="2cm" svg:height="1.52cm" svg:x="25.781cm" svg:y="7.88cm" svg:viewBox="0 0 2001 1521" draw:points="0,1521 2001,1521 2001,0 0,0">
              <text:p/>
            </draw:polygon>
            <draw:polygon draw:style-name="gr2" draw:layer="layout" svg:width="2cm" svg:height="1.52cm" svg:x="25.781cm" svg:y="7.88cm" svg:viewBox="0 0 2001 1521" draw:points="0,1521 2001,1521 2001,0 0,0">
              <text:p/>
            </draw:polygon>
          </draw:g>
          <draw:frame draw:style-name="gr14" draw:layer="layout" svg:width="2cm" svg:height="1.52cm" svg:x="25.781cm" svg:y="7.88cm">
            <draw:text-box>
              <text:p text:style-name="P1"><text:span text:style-name="T1">2</text:span><text:span text:style-name="T1"><text:line-break/></text:span><text:span text:style-name="T1">Sophie Swallows</text:span></text:p>
            </draw:text-box>
          </draw:frame>
        </draw:g>
        <draw:g>
          <draw:polygon draw:style-name="gr1" draw:layer="layout" svg:width="0.505cm" svg:height="2.592cm" svg:x="12.698cm" svg:y="1.597cm" svg:viewBox="0 0 506 2593" draw:points="0,2593 506,2190 506,0 0,402">
            <text:p/>
          </draw:polygon>
          <draw:polygon draw:style-name="gr2" draw:layer="layout" svg:width="0.505cm" svg:height="2.592cm" svg:x="12.698cm" svg:y="1.597cm" svg:viewBox="0 0 506 2593" draw:points="0,2593 506,2190 506,0 0,402">
            <text:p/>
          </draw:polygon>
        </draw:g>
        <draw:g>
          <draw:polygon draw:style-name="gr1" draw:layer="layout" svg:width="5.043cm" svg:height="0.403cm" svg:x="8.16cm" svg:y="1.597cm" svg:viewBox="0 0 5044 404" draw:points="0,404 4540,404 5044,0 503,0">
            <text:p/>
          </draw:polygon>
          <draw:polygon draw:style-name="gr2" draw:layer="layout" svg:width="5.043cm" svg:height="0.403cm" svg:x="8.16cm" svg:y="1.597cm" svg:viewBox="0 0 5044 404" draw:points="0,404 4540,404 5044,0 503,0">
            <text:p/>
          </draw:polygon>
        </draw:g>
        <draw:g>
          <draw:polygon draw:style-name="gr3" draw:layer="layout" svg:width="4.538cm" svg:height="2.189cm" svg:x="8.16cm" svg:y="2cm" svg:viewBox="0 0 4539 2190" draw:points="0,2190 4539,2190 4539,0 0,0">
            <text:p/>
          </draw:polygon>
          <draw:polygon draw:style-name="gr2" draw:layer="layout" svg:width="4.538cm" svg:height="2.189cm" svg:x="8.16cm" svg:y="2cm" svg:viewBox="0 0 4539 2190" draw:points="0,2190 4539,2190 4539,0 0,0">
            <text:p/>
          </draw:polygon>
        </draw:g>
        <draw:g>
          <draw:polygon draw:style-name="gr3" draw:layer="layout" svg:width="1.5cm" svg:height="0.5cm" svg:x="4.3cm" svg:y="6.899cm" svg:viewBox="0 0 1501 501" draw:points="0,501 1501,501 1501,0 0,0">
            <text:p/>
          </draw:polygon>
          <draw:polygon draw:style-name="gr2" draw:layer="layout" svg:width="1.5cm" svg:height="0.5cm" svg:x="4.3cm" svg:y="6.899cm" svg:viewBox="0 0 1501 501" draw:points="0,501 1501,501 1501,0 0,0">
            <text:p/>
          </draw:polygon>
        </draw:g>
        <draw:frame draw:style-name="gr15" draw:text-style-name="P3" draw:layer="layout" svg:width="1.881cm" svg:height="5.31cm" svg:x="19.6cm" svg:y="8.795cm">
          <draw:text-box>
            <text:p text:style-name="P3"><text:span text:style-name="T1">alkiot[0]</text:span></text:p>
            <text:p text:style-name="P3"><text:span text:style-name="T1">alkiot[1]</text:span></text:p>
            <text:p text:style-name="P3"><text:span text:style-name="T1">alkiot[2]</text:span></text:p>
            <text:p text:style-name="P3"><text:span text:style-name="T1">alkiot[3]</text:span></text:p>
            <text:p text:style-name="P3"><text:span text:style-name="T1">alkiot[4]</text:span></text:p>
            <text:p text:style-name="P3"><text:span text:style-name="T1">alkiot[5]</text:span></text:p>
            <text:p text:style-name="P3"><text:span text:style-name="T1">alkiot[6]</text:span></text:p>
            <text:p text:style-name="P3"><text:span text:style-name="T1">alkiot[7]</text:span></text:p>
            <text:p text:style-name="P3"><text:span text:style-name="T1">alkiot[8]</text:span></text:p>
            <text:p text:style-name="P3"><text:span text:style-name="T1">alkiot[9]</text:span></text:p>
          </draw:text-box>
        </draw:frame>
        <draw:g>
          <draw:polygon draw:style-name="gr1" draw:layer="layout" svg:width="0.2cm" svg:height="0.7cm" svg:x="23.632cm" svg:y="9.285cm" svg:viewBox="0 0 201 701" draw:points="0,701 201,501 201,0 0,200">
            <text:p/>
          </draw:polygon>
          <draw:polygon draw:style-name="gr2" draw:layer="layout" svg:width="0.2cm" svg:height="0.7cm" svg:x="23.632cm" svg:y="9.2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9.485cm" svg:viewBox="0 0 2001 501" draw:points="0,501 2001,501 2001,0 0,0">
            <text:p/>
          </draw:polygon>
          <draw:polygon draw:style-name="gr2" draw:layer="layout" svg:width="2cm" svg:height="0.5cm" svg:x="21.632cm" svg:y="9.4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8.785cm" svg:viewBox="0 0 201 701" draw:points="0,701 201,501 201,0 0,200">
            <text:p/>
          </draw:polygon>
          <draw:polygon draw:style-name="gr2" draw:layer="layout" svg:width="0.2cm" svg:height="0.7cm" svg:x="23.632cm" svg:y="8.785cm" svg:viewBox="0 0 201 701" draw:points="0,701 201,501 201,0 0,200">
            <text:p/>
          </draw:polygon>
        </draw:g>
        <draw:g>
          <draw:polygon draw:style-name="gr1" draw:layer="layout" svg:width="2.2cm" svg:height="0.2cm" svg:x="21.632cm" svg:y="8.785cm" svg:viewBox="0 0 2201 201" draw:points="0,201 2001,201 2201,0 200,0">
            <text:p/>
          </draw:polygon>
          <draw:polygon draw:style-name="gr2" draw:layer="layout" svg:width="2.2cm" svg:height="0.2cm" svg:x="21.632cm" svg:y="8.785cm" svg:viewBox="0 0 2201 201" draw:points="0,201 2001,201 2201,0 200,0">
            <text:p/>
          </draw:polygon>
        </draw:g>
        <draw:g>
          <draw:polygon draw:style-name="gr3" draw:layer="layout" svg:width="2cm" svg:height="0.5cm" svg:x="21.632cm" svg:y="8.985cm" svg:viewBox="0 0 2001 501" draw:points="0,501 2001,501 2001,0 0,0">
            <text:p/>
          </draw:polygon>
          <draw:polygon draw:style-name="gr2" draw:layer="layout" svg:width="2cm" svg:height="0.5cm" svg:x="21.632cm" svg:y="8.9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11.785cm" svg:viewBox="0 0 201 701" draw:points="0,701 201,501 201,0 0,200">
            <text:p/>
          </draw:polygon>
          <draw:polygon draw:style-name="gr2" draw:layer="layout" svg:width="0.2cm" svg:height="0.7cm" svg:x="23.632cm" svg:y="11.7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11.985cm" svg:viewBox="0 0 2001 501" draw:points="0,501 2001,501 2001,0 0,0">
            <text:p/>
          </draw:polygon>
          <draw:polygon draw:style-name="gr2" draw:layer="layout" svg:width="2cm" svg:height="0.5cm" svg:x="21.632cm" svg:y="11.9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11.285cm" svg:viewBox="0 0 201 701" draw:points="0,701 201,500 201,0 0,200">
            <text:p/>
          </draw:polygon>
          <draw:polygon draw:style-name="gr2" draw:layer="layout" svg:width="0.2cm" svg:height="0.7cm" svg:x="23.632cm" svg:y="11.285cm" svg:viewBox="0 0 201 701" draw:points="0,701 201,500 201,0 0,200">
            <text:p/>
          </draw:polygon>
        </draw:g>
        <draw:g>
          <draw:polygon draw:style-name="gr3" draw:layer="layout" svg:width="2cm" svg:height="0.5cm" svg:x="21.632cm" svg:y="11.485cm" svg:viewBox="0 0 2001 501" draw:points="0,501 2001,501 2001,0 0,0">
            <text:p/>
          </draw:polygon>
          <draw:polygon draw:style-name="gr2" draw:layer="layout" svg:width="2cm" svg:height="0.5cm" svg:x="21.632cm" svg:y="11.4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10.785cm" svg:viewBox="0 0 201 701" draw:points="0,701 201,501 201,0 0,200">
            <text:p/>
          </draw:polygon>
          <draw:polygon draw:style-name="gr2" draw:layer="layout" svg:width="0.2cm" svg:height="0.7cm" svg:x="23.632cm" svg:y="10.7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10.985cm" svg:viewBox="0 0 2001 501" draw:points="0,501 2001,501 2001,0 0,0">
            <text:p/>
          </draw:polygon>
          <draw:polygon draw:style-name="gr2" draw:layer="layout" svg:width="2cm" svg:height="0.5cm" svg:x="21.632cm" svg:y="10.9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10.285cm" svg:viewBox="0 0 201 701" draw:points="0,701 201,501 201,0 0,200">
            <text:p/>
          </draw:polygon>
          <draw:polygon draw:style-name="gr2" draw:layer="layout" svg:width="0.2cm" svg:height="0.7cm" svg:x="23.632cm" svg:y="10.2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10.485cm" svg:viewBox="0 0 2001 501" draw:points="0,501 2001,501 2001,0 0,0">
            <text:p/>
          </draw:polygon>
          <draw:polygon draw:style-name="gr2" draw:layer="layout" svg:width="2cm" svg:height="0.5cm" svg:x="21.632cm" svg:y="10.4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9.785cm" svg:viewBox="0 0 201 701" draw:points="0,701 201,501 201,0 0,200">
            <text:p/>
          </draw:polygon>
          <draw:polygon draw:style-name="gr2" draw:layer="layout" svg:width="0.2cm" svg:height="0.7cm" svg:x="23.632cm" svg:y="9.7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9.985cm" svg:viewBox="0 0 2001 501" draw:points="0,501 2001,501 2001,0 0,0">
            <text:p/>
          </draw:polygon>
          <draw:polygon draw:style-name="gr2" draw:layer="layout" svg:width="2cm" svg:height="0.5cm" svg:x="21.632cm" svg:y="9.9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12.285cm" svg:viewBox="0 0 201 701" draw:points="0,701 201,501 201,0 0,200">
            <text:p/>
          </draw:polygon>
          <draw:polygon draw:style-name="gr2" draw:layer="layout" svg:width="0.2cm" svg:height="0.7cm" svg:x="23.632cm" svg:y="12.2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12.485cm" svg:viewBox="0 0 2001 501" draw:points="0,501 2001,501 2001,0 0,0">
            <text:p/>
          </draw:polygon>
          <draw:polygon draw:style-name="gr2" draw:layer="layout" svg:width="2cm" svg:height="0.5cm" svg:x="21.632cm" svg:y="12.485cm" svg:viewBox="0 0 2001 501" draw:points="0,501 2001,501 2001,0 0,0">
            <text:p/>
          </draw:polygon>
        </draw:g>
        <draw:g>
          <draw:polygon draw:style-name="gr1" draw:layer="layout" svg:width="0.39cm" svg:height="1.94cm" svg:x="27.781cm" svg:y="9.76cm" svg:viewBox="0 0 391 1941" draw:points="0,1941 391,1550 391,0 0,390">
            <text:p/>
          </draw:polygon>
          <draw:polygon draw:style-name="gr2" draw:layer="layout" svg:width="0.39cm" svg:height="1.94cm" svg:x="27.781cm" svg:y="9.76cm" svg:viewBox="0 0 391 1941" draw:points="0,1941 391,1550 391,0 0,390">
            <text:p/>
          </draw:polygon>
        </draw:g>
        <draw:g>
          <draw:polygon draw:style-name="gr1" draw:layer="layout" svg:width="2.39cm" svg:height="0.39cm" svg:x="25.781cm" svg:y="9.76cm" svg:viewBox="0 0 2391 391" draw:points="0,391 2000,391 2391,0 390,0">
            <text:p/>
          </draw:polygon>
          <draw:polygon draw:style-name="gr2" draw:layer="layout" svg:width="2.39cm" svg:height="0.39cm" svg:x="25.781cm" svg:y="9.76cm" svg:viewBox="0 0 2391 391" draw:points="0,391 2000,391 2391,0 390,0">
            <text:p/>
          </draw:polygon>
        </draw:g>
        <draw:g>
          <draw:g>
            <draw:polygon draw:style-name="gr3" draw:layer="layout" svg:width="2cm" svg:height="1.55cm" svg:x="25.781cm" svg:y="10.15cm" svg:viewBox="0 0 2001 1551" draw:points="0,1551 2001,1551 2001,0 0,0">
              <text:p/>
            </draw:polygon>
            <draw:polygon draw:style-name="gr2" draw:layer="layout" svg:width="2cm" svg:height="1.55cm" svg:x="25.781cm" svg:y="10.15cm" svg:viewBox="0 0 2001 1551" draw:points="0,1551 2001,1551 2001,0 0,0">
              <text:p/>
            </draw:polygon>
          </draw:g>
          <draw:frame draw:style-name="gr13" draw:layer="layout" svg:width="2cm" svg:height="1.55cm" svg:x="25.781cm" svg:y="10.15cm">
            <draw:text-box>
              <text:p text:style-name="P1"><text:span text:style-name="T1">3</text:span><text:span text:style-name="T1"><text:line-break/></text:span><text:span text:style-name="T1">Jack Goff</text:span></text:p>
            </draw:text-box>
          </draw:frame>
        </draw:g>
        <draw:g>
          <draw:polygon draw:style-name="gr1" draw:layer="layout" svg:width="0.403cm" svg:height="1.952cm" svg:x="27.781cm" svg:y="14.147cm" svg:viewBox="0 0 404 1953" draw:points="0,1953 404,1550 404,0 0,402">
            <text:p/>
          </draw:polygon>
          <draw:polygon draw:style-name="gr2" draw:layer="layout" svg:width="0.403cm" svg:height="1.952cm" svg:x="27.781cm" svg:y="14.147cm" svg:viewBox="0 0 404 1953" draw:points="0,1953 404,1550 404,0 0,402">
            <text:p/>
          </draw:polygon>
        </draw:g>
        <draw:g>
          <draw:polygon draw:style-name="gr1" draw:layer="layout" svg:width="2.403cm" svg:height="0.403cm" svg:x="25.781cm" svg:y="14.147cm" svg:viewBox="0 0 2404 404" draw:points="0,404 2001,404 2404,0 402,0">
            <text:p/>
          </draw:polygon>
          <draw:polygon draw:style-name="gr2" draw:layer="layout" svg:width="2.403cm" svg:height="0.403cm" svg:x="25.781cm" svg:y="14.147cm" svg:viewBox="0 0 2404 404" draw:points="0,404 2001,404 2404,0 402,0">
            <text:p/>
          </draw:polygon>
        </draw:g>
        <draw:g>
          <draw:g>
            <draw:polygon draw:style-name="gr3" draw:layer="layout" svg:width="2cm" svg:height="1.55cm" svg:x="25.781cm" svg:y="14.55cm" svg:viewBox="0 0 2001 1551" draw:points="0,1551 2001,1551 2001,0 0,0">
              <text:p/>
            </draw:polygon>
            <draw:polygon draw:style-name="gr2" draw:layer="layout" svg:width="2cm" svg:height="1.55cm" svg:x="25.781cm" svg:y="14.55cm" svg:viewBox="0 0 2001 1551" draw:points="0,1551 2001,1551 2001,0 0,0">
              <text:p/>
            </draw:polygon>
          </draw:g>
          <draw:frame draw:style-name="gr13" draw:layer="layout" svg:width="2cm" svg:height="1.55cm" svg:x="25.781cm" svg:y="14.55cm">
            <draw:text-box>
              <text:p text:style-name="P1"><text:span text:style-name="T1">5</text:span><text:span text:style-name="T1"><text:line-break/></text:span><text:span text:style-name="T1">Long Wang</text:span></text:p>
            </draw:text-box>
          </draw:frame>
        </draw:g>
        <draw:g>
          <draw:polyline draw:style-name="gr8" draw:layer="layout" svg:width="3.149cm" svg:height="3.26cm" svg:x="22.632cm" svg:y="5.975cm" svg:viewBox="0 0 3150 3261" draw:points="0,3261 2150,3261 2150,0 3150,0">
            <text:p/>
          </draw:polyline>
          <draw:frame draw:style-name="gr9" draw:layer="layout" svg:width="1.25cm" svg:height="1.007cm" svg:x="21.382cm" svg:y="8.731cm">
            <draw:text-box>
              <text:p/>
            </draw:text-box>
          </draw:frame>
        </draw:g>
        <draw:g>
          <draw:polyline draw:style-name="gr8" draw:layer="layout" svg:width="3.149cm" svg:height="1.29cm" svg:x="22.632cm" svg:y="8.445cm" svg:viewBox="0 0 3150 1291" draw:points="0,1291 2515,1291 2515,0 3150,0">
            <text:p/>
          </draw:polyline>
          <draw:frame draw:style-name="gr9" draw:layer="layout" svg:width="1.25cm" svg:height="1.007cm" svg:x="21.382cm" svg:y="9.232cm">
            <draw:text-box>
              <text:p/>
            </draw:text-box>
          </draw:frame>
        </draw:g>
        <draw:g>
          <draw:polyline draw:style-name="gr8" draw:layer="layout" svg:width="3.149cm" svg:height="2.16cm" svg:x="22.632cm" svg:y="10.735cm" svg:viewBox="0 0 3150 2161" draw:points="0,0 2150,0 2150,2161 3150,2161">
            <text:p/>
          </draw:polyline>
          <draw:frame draw:style-name="gr9" draw:layer="layout" svg:width="1.25cm" svg:height="1.007cm" svg:x="21.382cm" svg:y="10.231cm">
            <draw:text-box>
              <text:p/>
            </draw:text-box>
          </draw:frame>
        </draw:g>
        <draw:g>
          <draw:polygon draw:style-name="gr1" draw:layer="layout" svg:width="0.41cm" svg:height="1.93cm" svg:x="27.781cm" svg:y="11.93cm" svg:viewBox="0 0 411 1931" draw:points="0,1931 411,1522 411,0 0,409">
            <text:p/>
          </draw:polygon>
          <draw:polygon draw:style-name="gr2" draw:layer="layout" svg:width="0.41cm" svg:height="1.93cm" svg:x="27.781cm" svg:y="11.93cm" svg:viewBox="0 0 411 1931" draw:points="0,1931 411,1522 411,0 0,409">
            <text:p/>
          </draw:polygon>
        </draw:g>
        <draw:g>
          <draw:polygon draw:style-name="gr1" draw:layer="layout" svg:width="2.41cm" svg:height="0.41cm" svg:x="25.781cm" svg:y="11.93cm" svg:viewBox="0 0 2411 411" draw:points="0,411 2001,411 2411,0 409,0">
            <text:p/>
          </draw:polygon>
          <draw:polygon draw:style-name="gr2" draw:layer="layout" svg:width="2.41cm" svg:height="0.41cm" svg:x="25.781cm" svg:y="11.93cm" svg:viewBox="0 0 2411 411" draw:points="0,411 2001,411 2411,0 409,0">
            <text:p/>
          </draw:polygon>
        </draw:g>
        <draw:g>
          <draw:g>
            <draw:polygon draw:style-name="gr3" draw:layer="layout" svg:width="2cm" svg:height="1.52cm" svg:x="25.781cm" svg:y="12.34cm" svg:viewBox="0 0 2001 1521" draw:points="0,1521 2001,1521 2001,0 0,0">
              <text:p/>
            </draw:polygon>
            <draw:polygon draw:style-name="gr2" draw:layer="layout" svg:width="2cm" svg:height="1.52cm" svg:x="25.781cm" svg:y="12.34cm" svg:viewBox="0 0 2001 1521" draw:points="0,1521 2001,1521 2001,0 0,0">
              <text:p/>
            </draw:polygon>
          </draw:g>
          <draw:frame draw:style-name="gr14" draw:layer="layout" svg:width="2cm" svg:height="1.52cm" svg:x="25.781cm" svg:y="12.34cm">
            <draw:text-box>
              <text:p text:style-name="P1"><text:span text:style-name="T1">4</text:span><text:span text:style-name="T1"><text:line-break/></text:span><text:span text:style-name="T1">Harry Baals</text:span></text:p>
            </draw:text-box>
          </draw:frame>
        </draw:g>
        <draw:g>
          <draw:polyline draw:style-name="gr8" draw:layer="layout" svg:width="3.149cm" svg:height="3.888cm" svg:x="22.632cm" svg:y="11.235cm" svg:viewBox="0 0 3150 3889" draw:points="0,0 1650,0 1650,3889 3150,3889">
            <text:p/>
          </draw:polyline>
          <draw:frame draw:style-name="gr9" draw:layer="layout" svg:width="1.25cm" svg:height="1.007cm" svg:x="21.382cm" svg:y="10.731cm">
            <draw:text-box>
              <text:p/>
            </draw:text-box>
          </draw:frame>
        </draw:g>
        <draw:g>
          <draw:polygon draw:style-name="gr1" draw:layer="layout" svg:width="0.2cm" svg:height="0.7cm" svg:x="23.632cm" svg:y="12.785cm" svg:viewBox="0 0 201 701" draw:points="0,701 201,501 201,0 0,200">
            <text:p/>
          </draw:polygon>
          <draw:polygon draw:style-name="gr2" draw:layer="layout" svg:width="0.2cm" svg:height="0.7cm" svg:x="23.632cm" svg:y="12.7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12.985cm" svg:viewBox="0 0 2001 501" draw:points="0,501 2001,501 2001,0 0,0">
            <text:p/>
          </draw:polygon>
          <draw:polygon draw:style-name="gr2" draw:layer="layout" svg:width="2cm" svg:height="0.5cm" svg:x="21.632cm" svg:y="12.985cm" svg:viewBox="0 0 2001 501" draw:points="0,501 2001,501 2001,0 0,0">
            <text:p/>
          </draw:polygon>
        </draw:g>
        <draw:g>
          <draw:polygon draw:style-name="gr1" draw:layer="layout" svg:width="0.2cm" svg:height="0.7cm" svg:x="23.632cm" svg:y="13.285cm" svg:viewBox="0 0 201 701" draw:points="0,701 201,501 201,0 0,200">
            <text:p/>
          </draw:polygon>
          <draw:polygon draw:style-name="gr2" draw:layer="layout" svg:width="0.2cm" svg:height="0.7cm" svg:x="23.632cm" svg:y="13.285cm" svg:viewBox="0 0 201 701" draw:points="0,701 201,501 201,0 0,200">
            <text:p/>
          </draw:polygon>
        </draw:g>
        <draw:g>
          <draw:polygon draw:style-name="gr3" draw:layer="layout" svg:width="2cm" svg:height="0.5cm" svg:x="21.632cm" svg:y="13.485cm" svg:viewBox="0 0 2001 501" draw:points="0,501 2001,501 2001,0 0,0">
            <text:p/>
          </draw:polygon>
          <draw:polygon draw:style-name="gr2" draw:layer="layout" svg:width="2cm" svg:height="0.5cm" svg:x="21.632cm" svg:y="13.485cm" svg:viewBox="0 0 2001 501" draw:points="0,501 2001,501 2001,0 0,0">
            <text:p/>
          </draw:polygon>
        </draw:g>
        <draw:g>
          <draw:polygon draw:style-name="gr3" draw:layer="layout" svg:width="1.399cm" svg:height="0.5cm" svg:x="16.2cm" svg:y="7.103cm" svg:viewBox="0 0 1400 501" draw:points="0,501 1400,501 1400,0 0,0">
            <text:p/>
          </draw:polygon>
          <draw:polygon draw:style-name="gr2" draw:layer="layout" svg:width="1.399cm" svg:height="0.5cm" svg:x="16.2cm" svg:y="7.103cm" svg:viewBox="0 0 1400 501" draw:points="0,501 1400,501 1400,0 0,0">
            <text:p/>
          </draw:polygon>
        </draw:g>
        <draw:polyline draw:style-name="gr8" draw:layer="layout" svg:width="5.799cm" svg:height="1.45cm" svg:x="16.9cm" svg:y="7.3cm" svg:viewBox="0 0 5800 1451" draw:points="0,0 0,726 5800,726 5800,1451">
          <text:p/>
        </draw:polyline>
        <draw:frame draw:style-name="gr16" draw:text-style-name="P1" draw:layer="layout" svg:width="2.979cm" svg:height="1.462cm" svg:x="5.2cm" svg:y="2.769cm">
          <draw:text-box>
            <text:p text:style-name="P1"><text:span text:style-name="T1">elokuvat elokuvaroolit</text:span></text:p>
          </draw:text-box>
        </draw:frame>
        <draw:frame draw:style-name="gr5" draw:layer="layout" svg:width="2.059cm" svg:height="0.63cm" svg:x="13.09cm" svg:y="3.185cm">
          <draw:text-box>
            <text:p text:style-name="P1"><text:span text:style-name="T1">roolit henkilöt</text:span></text:p>
          </draw:text-box>
        </draw:frame>
        <draw:frame draw:style-name="gr12" draw:layer="layout" svg:width="4.131cm" svg:height="0.706cm" svg:x="20.132cm" svg:y="14.279cm">
          <draw:text-box>
            <text:p text:style-name="P1"><text:span text:style-name="T1">Osoitintaulukko henkiloihin</text:span></text:p>
          </draw:text-box>
        </draw:frame>
        <draw:frame draw:style-name="gr11" draw:layer="layout" svg:width="3.3cm" svg:height="0.799cm" svg:x="25.081cm" svg:y="18.651cm">
          <draw:text-box>
            <text:p text:style-name="P1"><text:span text:style-name="T2">Henkilo</text:span></text:p>
          </draw:text-box>
        </draw:frame>
        <draw:g>
          <draw:polygon draw:style-name="gr1" draw:layer="layout" svg:width="0.403cm" svg:height="1.952cm" svg:x="27.781cm" svg:y="16.547cm" svg:viewBox="0 0 404 1953" draw:points="0,1953 404,1550 404,0 0,402">
            <text:p/>
          </draw:polygon>
          <draw:polygon draw:style-name="gr2" draw:layer="layout" svg:width="0.403cm" svg:height="1.952cm" svg:x="27.781cm" svg:y="16.547cm" svg:viewBox="0 0 404 1953" draw:points="0,1953 404,1550 404,0 0,402">
            <text:p/>
          </draw:polygon>
        </draw:g>
        <draw:g>
          <draw:polygon draw:style-name="gr1" draw:layer="layout" svg:width="2.403cm" svg:height="0.403cm" svg:x="25.781cm" svg:y="16.547cm" svg:viewBox="0 0 2404 404" draw:points="0,404 2001,404 2404,0 402,0">
            <text:p/>
          </draw:polygon>
          <draw:polygon draw:style-name="gr2" draw:layer="layout" svg:width="2.403cm" svg:height="0.403cm" svg:x="25.781cm" svg:y="16.547cm" svg:viewBox="0 0 2404 404" draw:points="0,404 2001,404 2404,0 402,0">
            <text:p/>
          </draw:polygon>
        </draw:g>
        <draw:g>
          <draw:g>
            <draw:polygon draw:style-name="gr3" draw:layer="layout" svg:width="2cm" svg:height="1.55cm" svg:x="25.781cm" svg:y="16.95cm" svg:viewBox="0 0 2001 1551" draw:points="0,1551 2001,1551 2001,0 0,0">
              <text:p/>
            </draw:polygon>
            <draw:polygon draw:style-name="gr2" draw:layer="layout" svg:width="2cm" svg:height="1.55cm" svg:x="25.781cm" svg:y="16.95cm" svg:viewBox="0 0 2001 1551" draw:points="0,1551 2001,1551 2001,0 0,0">
              <text:p/>
            </draw:polygon>
          </draw:g>
          <draw:frame draw:style-name="gr13" draw:layer="layout" svg:width="2cm" svg:height="1.55cm" svg:x="25.781cm" svg:y="16.95cm">
            <draw:text-box>
              <text:p text:style-name="P1"><text:span text:style-name="T1">6</text:span><text:span text:style-name="T1"><text:line-break/></text:span><text:span text:style-name="T1">I.C. Weiner</text:span></text:p>
            </draw:text-box>
          </draw:frame>
        </draw:g>
        <draw:g>
          <draw:polyline draw:style-name="gr8" draw:layer="layout" svg:width="3.149cm" svg:height="5.789cm" svg:x="22.632cm" svg:y="11.735cm" svg:viewBox="0 0 3150 5790" draw:points="0,0 1349,0 1349,5790 3150,5790">
            <text:p/>
          </draw:polyline>
          <draw:frame draw:style-name="gr17" draw:layer="layout" svg:width="1.25cm" svg:height="1.449cm" svg:x="21.382cm" svg:y="11.01cm">
            <draw:text-box>
              <text:p/>
            </draw:text-box>
          </draw:frame>
        </draw:g>
        <draw:g>
          <draw:polygon draw:style-name="gr1" draw:layer="layout" svg:width="0.403cm" svg:height="2.042cm" svg:x="23.981cm" svg:y="1.597cm" svg:viewBox="0 0 404 2043" draw:points="0,2043 404,1641 404,0 0,402">
            <text:p/>
          </draw:polygon>
          <draw:polygon draw:style-name="gr2" draw:layer="layout" svg:width="0.403cm" svg:height="2.042cm" svg:x="23.981cm" svg:y="1.597cm" svg:viewBox="0 0 404 2043" draw:points="0,2043 404,1641 404,0 0,402">
            <text:p/>
          </draw:polygon>
        </draw:g>
        <draw:g>
          <draw:polygon draw:style-name="gr1" draw:layer="layout" svg:width="2.403cm" svg:height="0.403cm" svg:x="21.981cm" svg:y="1.597cm" svg:viewBox="0 0 2404 404" draw:points="0,404 2001,404 2404,0 402,0">
            <text:p/>
          </draw:polygon>
          <draw:polygon draw:style-name="gr2" draw:layer="layout" svg:width="2.403cm" svg:height="0.403cm" svg:x="21.981cm" svg:y="1.597cm" svg:viewBox="0 0 2404 404" draw:points="0,404 2001,404 2404,0 402,0">
            <text:p/>
          </draw:polygon>
        </draw:g>
        <draw:g>
          <draw:g>
            <draw:polygon draw:style-name="gr3" draw:layer="layout" svg:width="2cm" svg:height="1.64cm" svg:x="21.981cm" svg:y="2cm" svg:viewBox="0 0 2001 1641" draw:points="0,1641 2001,1641 2001,0 0,0">
              <text:p/>
            </draw:polygon>
            <draw:polygon draw:style-name="gr2" draw:layer="layout" svg:width="2cm" svg:height="1.64cm" svg:x="21.981cm" svg:y="2cm" svg:viewBox="0 0 2001 1641" draw:points="0,1641 2001,1641 2001,0 0,0">
              <text:p/>
            </draw:polygon>
          </draw:g>
          <draw:frame draw:style-name="gr18" draw:layer="layout" svg:width="2cm" svg:height="1.64cm" svg:x="21.981cm" svg:y="2cm">
            <draw:text-box>
              <text:p/>
            </draw:text-box>
          </draw:frame>
        </draw:g>
        <draw:frame draw:style-name="gr11" draw:layer="layout" svg:width="3.3cm" svg:height="0.799cm" svg:x="18.718cm" svg:y="1.437cm">
          <draw:text-box>
            <text:p text:style-name="P1"><text:span text:style-name="T2">Naytto naytto</text:span></text:p>
          </draw:text-box>
        </draw:frame>
        <draw:g>
          <draw:polygon draw:style-name="gr3" draw:layer="layout" svg:width="1.5cm" svg:height="0.5cm" svg:x="22.268cm" svg:y="2.536cm" svg:viewBox="0 0 1501 501" draw:points="0,501 1501,501 1501,0 0,0">
            <text:p/>
          </draw:polygon>
          <draw:polygon draw:style-name="gr2" draw:layer="layout" svg:width="1.5cm" svg:height="0.5cm" svg:x="22.268cm" svg:y="2.536cm" svg:viewBox="0 0 1501 501" draw:points="0,501 1501,501 1501,0 0,0">
            <text:p/>
          </draw:polygon>
        </draw:g>
        <draw:g>
          <draw:polyline draw:style-name="gr8" draw:layer="layout" svg:width="9.667cm" svg:height="0cm" svg:x="13.35cm" svg:y="2.786cm" svg:viewBox="0 0 9668 0" draw:points="9668,0 1199,0 1199,0 0,0">
            <text:p/>
          </draw:polyline>
          <draw:frame draw:style-name="gr9" draw:layer="layout" svg:width="1.25cm" svg:height="1.007cm" svg:x="23.018cm" svg:y="2.283cm">
            <draw:text-box>
              <text:p/>
            </draw:text-box>
          </draw:frame>
        </draw:g>
        <draw:path draw:style-name="gr19" draw:layer="layout" svg:width="6.8cm" svg:height="3cm" svg:x="17.581cm" svg:y="1.2cm" svg:viewBox="0 0 6801 3001" svg:d="M0 0c0 552 285 1022 911 1501 626 478 1405 822 2490 1098 1084 276 2148 402 3400 402">
          <text:p/>
        </draw:path>
        <draw:g>
          <draw:polygon draw:style-name="gr3" draw:layer="layout" svg:width="1.021cm" svg:height="0.5cm" svg:x="8.378cm" svg:y="3.25cm" svg:viewBox="0 0 1022 501" draw:points="0,501 1022,501 1022,0 0,0">
            <text:p/>
          </draw:polygon>
          <draw:polygon draw:style-name="gr2" draw:layer="layout" svg:width="1.021cm" svg:height="0.5cm" svg:x="8.378cm" svg:y="3.25cm" svg:viewBox="0 0 1022 501" draw:points="0,501 1022,501 1022,0 0,0">
            <text:p/>
          </draw:polygon>
        </draw:g>
        <draw:g>
          <draw:polygon draw:style-name="gr3" draw:layer="layout" svg:width="1.011cm" svg:height="0.5cm" svg:x="11.6cm" svg:y="3.3cm" svg:viewBox="0 0 1012 501" draw:points="0,501 1012,501 1012,0 0,0">
            <text:p/>
          </draw:polygon>
          <draw:polygon draw:style-name="gr2" draw:layer="layout" svg:width="1.011cm" svg:height="0.5cm" svg:x="11.6cm" svg:y="3.3cm" svg:viewBox="0 0 1012 501" draw:points="0,501 1012,501 1012,0 0,0">
            <text:p/>
          </draw:polygon>
        </draw:g>
        <draw:frame draw:style-name="gr20" draw:text-style-name="P1" draw:layer="layout" svg:width="2.25cm" svg:height="1.418cm" svg:x="19.6cm" svg:y="2.392cm">
          <draw:text-box>
            <text:p text:style-name="P1"><text:span text:style-name="T2">ElokuvaDb</text:span></text:p>
          </draw:text-box>
        </draw:frame>
        <draw:polyline draw:style-name="gr8" draw:layer="layout" svg:width="3.999cm" svg:height="1.399cm" svg:x="4.9cm" svg:y="3.5cm" svg:viewBox="0 0 4000 1400" draw:points="4000,0 4000,700 0,700 0,1400">
          <text:p/>
        </draw:polyline>
        <draw:polyline draw:style-name="gr8" draw:layer="layout" svg:width="5.199cm" svg:height="1.599cm" svg:x="11.9cm" svg:y="3.5cm" svg:viewBox="0 0 5200 1600" draw:points="0,0 0,800 5200,800 5200,1600">
          <text:p/>
        </draw:polyline>
        <draw:g>
          <draw:polygon draw:style-name="gr3" draw:layer="layout" svg:width="1.021cm" svg:height="0.5cm" svg:x="9.478cm" svg:y="3.299cm" svg:viewBox="0 0 1022 501" draw:points="0,501 1022,501 1022,0 0,0">
            <text:p/>
          </draw:polygon>
          <draw:polygon draw:style-name="gr2" draw:layer="layout" svg:width="1.021cm" svg:height="0.5cm" svg:x="9.478cm" svg:y="3.299cm" svg:viewBox="0 0 1022 501" draw:points="0,501 1022,501 1022,0 0,0">
            <text:p/>
          </draw:polygon>
        </draw:g>
        <draw:g>
          <draw:polygon draw:style-name="gr1" draw:layer="layout" svg:width="0.366cm" svg:height="2.403cm" svg:x="11.667cm" svg:y="4.9cm" svg:viewBox="0 0 367 2404" draw:points="0,2404 367,2002 367,0 0,402">
            <text:p/>
          </draw:polygon>
          <draw:polygon draw:style-name="gr2" draw:layer="layout" svg:width="0.366cm" svg:height="2.403cm" svg:x="11.667cm" svg:y="4.9cm" svg:viewBox="0 0 367 2404" draw:points="0,2404 367,2002 367,0 0,402">
            <text:p/>
          </draw:polygon>
        </draw:g>
        <draw:g>
          <draw:polygon draw:style-name="gr1" draw:layer="layout" svg:width="2.632cm" svg:height="0.403cm" svg:x="9.4cm" svg:y="4.9cm" svg:viewBox="0 0 2633 404" draw:points="0,404 2268,404 2633,0 365,0">
            <text:p/>
          </draw:polygon>
          <draw:polygon draw:style-name="gr2" draw:layer="layout" svg:width="2.632cm" svg:height="0.403cm" svg:x="9.4cm" svg:y="4.9cm" svg:viewBox="0 0 2633 404" draw:points="0,404 2268,404 2633,0 365,0">
            <text:p/>
          </draw:polygon>
        </draw:g>
        <draw:g>
          <draw:g>
            <draw:polygon draw:style-name="gr3" draw:layer="layout" svg:width="2.267cm" svg:height="2cm" svg:x="9.4cm" svg:y="5.303cm" svg:viewBox="0 0 2268 2001" draw:points="0,2001 2268,2001 2268,0 0,0">
              <text:p/>
            </draw:polygon>
            <draw:polygon draw:style-name="gr2" draw:layer="layout" svg:width="2.267cm" svg:height="2cm" svg:x="9.4cm" svg:y="5.303cm" svg:viewBox="0 0 2268 2001" draw:points="0,2001 2268,2001 2268,0 0,0">
              <text:p/>
            </draw:polygon>
          </draw:g>
          <draw:frame draw:style-name="gr21" draw:text-style-name="P1" draw:layer="layout" svg:width="2.266cm" svg:height="2.429cm" svg:x="9.401cm" svg:y="5.089cm">
            <draw:text-box>
              <text:p text:style-name="P1"><text:span text:style-name="T1"><text:line-break/></text:span><text:span text:style-name="T1">elokuvaroolit.dat </text:span><text:span text:style-name="T1"><text:line-break/></text:span><text:span text:style-name="T1">9</text:span><text:span text:style-name="T1"><text:line-break/></text:span><text:span text:style-name="T1">5</text:span><text:span text:style-name="T1"><text:line-break/></text:span><text:span text:style-name="T1"/></text:p>
            </draw:text-box>
          </draw:frame>
        </draw:g>
        <draw:g>
          <draw:polygon draw:style-name="gr1" draw:layer="layout" svg:width="0.241cm" svg:height="1.596cm" svg:x="15.345cm" svg:y="9.6cm" svg:viewBox="0 0 242 1597" draw:points="0,1597 242,1271 242,0 0,326">
            <text:p/>
          </draw:polygon>
          <draw:polygon draw:style-name="gr2" draw:layer="layout" svg:width="0.241cm" svg:height="1.596cm" svg:x="15.345cm" svg:y="9.6cm" svg:viewBox="0 0 242 1597" draw:points="0,1597 242,1271 242,0 0,326">
            <text:p/>
          </draw:polygon>
        </draw:g>
        <draw:g>
          <draw:polygon draw:style-name="gr1" draw:layer="layout" svg:width="1.48cm" svg:height="0.326cm" svg:x="14.107cm" svg:y="9.6cm" svg:viewBox="0 0 1481 327" draw:points="0,327 1239,327 1481,0 242,0">
            <text:p/>
          </draw:polygon>
          <draw:polygon draw:style-name="gr2" draw:layer="layout" svg:width="1.48cm" svg:height="0.326cm" svg:x="14.107cm" svg:y="9.6cm" svg:viewBox="0 0 1481 327" draw:points="0,327 1239,327 1481,0 242,0">
            <text:p/>
          </draw:polygon>
        </draw:g>
        <draw:g>
          <draw:g>
            <draw:polygon draw:style-name="gr3" draw:layer="layout" svg:width="1.238cm" svg:height="1.27cm" svg:x="14.107cm" svg:y="9.926cm" svg:viewBox="0 0 1239 1271" draw:points="0,1271 1239,1271 1239,0 0,0">
              <text:p/>
            </draw:polygon>
            <draw:polygon draw:style-name="gr2" draw:layer="layout" svg:width="1.238cm" svg:height="1.27cm" svg:x="14.107cm" svg:y="9.926cm" svg:viewBox="0 0 1239 1271" draw:points="0,1271 1239,1271 1239,0 0,0">
              <text:p/>
            </draw:polygon>
          </draw:g>
          <draw:frame draw:style-name="gr22" draw:text-style-name="P1" draw:layer="layout" svg:width="1.239cm" svg:height="1.27cm" svg:x="14.106cm" svg:y="9.926cm">
            <draw:text-box>
              <text:p text:style-name="P1"><text:span text:style-name="T1">1</text:span></text:p>
              <text:p text:style-name="P1"><text:span text:style-name="T1">1</text:span></text:p>
              <text:p text:style-name="P1"><text:span text:style-name="T1">1</text:span></text:p>
            </draw:text-box>
          </draw:frame>
        </draw:g>
        <draw:g>
          <draw:polygon draw:style-name="gr1" draw:layer="layout" svg:width="0.124cm" svg:height="0.585cm" svg:x="12.775cm" svg:y="11.1cm" svg:viewBox="0 0 125 586" draw:points="0,586 125,419 125,0 0,167">
            <text:p/>
          </draw:polygon>
          <draw:polygon draw:style-name="gr2" draw:layer="layout" svg:width="0.124cm" svg:height="0.585cm" svg:x="12.775cm" svg:y="11.1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1.267cm" svg:viewBox="0 0 1239 419" draw:points="0,419 1239,419 1239,0 0,0">
            <text:p/>
          </draw:polygon>
          <draw:polygon draw:style-name="gr2" draw:layer="layout" svg:width="1.238cm" svg:height="0.418cm" svg:x="11.537cm" svg:y="11.267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0.682cm" svg:viewBox="0 0 125 586" draw:points="0,586 125,419 125,0 0,167">
            <text:p/>
          </draw:polygon>
          <draw:polygon draw:style-name="gr2" draw:layer="layout" svg:width="0.124cm" svg:height="0.585cm" svg:x="12.775cm" svg:y="10.682cm" svg:viewBox="0 0 125 586" draw:points="0,586 125,419 125,0 0,167">
            <text:p/>
          </draw:polygon>
        </draw:g>
        <draw:g>
          <draw:polygon draw:style-name="gr1" draw:layer="layout" svg:width="1.362cm" svg:height="0.167cm" svg:x="11.537cm" svg:y="10.682cm" svg:viewBox="0 0 1363 168" draw:points="0,168 1239,168 1363,0 124,0">
            <text:p/>
          </draw:polygon>
          <draw:polygon draw:style-name="gr2" draw:layer="layout" svg:width="1.362cm" svg:height="0.167cm" svg:x="11.537cm" svg:y="10.682cm" svg:viewBox="0 0 1363 168" draw:points="0,168 1239,168 1363,0 124,0">
            <text:p/>
          </draw:polygon>
        </draw:g>
        <draw:g>
          <draw:polygon draw:style-name="gr3" draw:layer="layout" svg:width="1.238cm" svg:height="0.418cm" svg:x="11.537cm" svg:y="10.849cm" svg:viewBox="0 0 1239 419" draw:points="0,419 1239,419 1239,0 0,0">
            <text:p/>
          </draw:polygon>
          <draw:polygon draw:style-name="gr2" draw:layer="layout" svg:width="1.238cm" svg:height="0.418cm" svg:x="11.537cm" svg:y="10.849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3.189cm" svg:viewBox="0 0 125 586" draw:points="0,586 125,419 125,0 0,167">
            <text:p/>
          </draw:polygon>
          <draw:polygon draw:style-name="gr2" draw:layer="layout" svg:width="0.124cm" svg:height="0.585cm" svg:x="12.775cm" svg:y="13.189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3.356cm" svg:viewBox="0 0 1239 419" draw:points="0,419 1239,419 1239,0 0,0">
            <text:p/>
          </draw:polygon>
          <draw:polygon draw:style-name="gr2" draw:layer="layout" svg:width="1.238cm" svg:height="0.418cm" svg:x="11.537cm" svg:y="13.356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2.771cm" svg:viewBox="0 0 125 586" draw:points="0,586 125,418 125,0 0,167">
            <text:p/>
          </draw:polygon>
          <draw:polygon draw:style-name="gr2" draw:layer="layout" svg:width="0.124cm" svg:height="0.585cm" svg:x="12.775cm" svg:y="12.771cm" svg:viewBox="0 0 125 586" draw:points="0,586 125,418 125,0 0,167">
            <text:p/>
          </draw:polygon>
        </draw:g>
        <draw:g>
          <draw:polygon draw:style-name="gr3" draw:layer="layout" svg:width="1.238cm" svg:height="0.418cm" svg:x="11.537cm" svg:y="12.938cm" svg:viewBox="0 0 1239 419" draw:points="0,419 1239,419 1239,0 0,0">
            <text:p/>
          </draw:polygon>
          <draw:polygon draw:style-name="gr2" draw:layer="layout" svg:width="1.238cm" svg:height="0.418cm" svg:x="11.537cm" svg:y="12.938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2.353cm" svg:viewBox="0 0 125 586" draw:points="0,586 125,419 125,0 0,167">
            <text:p/>
          </draw:polygon>
          <draw:polygon draw:style-name="gr2" draw:layer="layout" svg:width="0.124cm" svg:height="0.585cm" svg:x="12.775cm" svg:y="12.353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2.52cm" svg:viewBox="0 0 1239 419" draw:points="0,419 1239,419 1239,0 0,0">
            <text:p/>
          </draw:polygon>
          <draw:polygon draw:style-name="gr2" draw:layer="layout" svg:width="1.238cm" svg:height="0.418cm" svg:x="11.537cm" svg:y="12.52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1.936cm" svg:viewBox="0 0 125 586" draw:points="0,586 125,419 125,0 0,167">
            <text:p/>
          </draw:polygon>
          <draw:polygon draw:style-name="gr2" draw:layer="layout" svg:width="0.124cm" svg:height="0.585cm" svg:x="12.775cm" svg:y="11.936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2.103cm" svg:viewBox="0 0 1239 419" draw:points="0,419 1239,419 1239,0 0,0">
            <text:p/>
          </draw:polygon>
          <draw:polygon draw:style-name="gr2" draw:layer="layout" svg:width="1.238cm" svg:height="0.418cm" svg:x="11.537cm" svg:y="12.103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1.518cm" svg:viewBox="0 0 125 586" draw:points="0,586 125,419 125,0 0,167">
            <text:p/>
          </draw:polygon>
          <draw:polygon draw:style-name="gr2" draw:layer="layout" svg:width="0.124cm" svg:height="0.585cm" svg:x="12.775cm" svg:y="11.518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1.685cm" svg:viewBox="0 0 1239 419" draw:points="0,419 1239,419 1239,0 0,0">
            <text:p/>
          </draw:polygon>
          <draw:polygon draw:style-name="gr2" draw:layer="layout" svg:width="1.238cm" svg:height="0.418cm" svg:x="11.537cm" svg:y="11.685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3.607cm" svg:viewBox="0 0 125 586" draw:points="0,586 125,419 125,0 0,167">
            <text:p/>
          </draw:polygon>
          <draw:polygon draw:style-name="gr2" draw:layer="layout" svg:width="0.124cm" svg:height="0.585cm" svg:x="12.775cm" svg:y="13.607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3.774cm" svg:viewBox="0 0 1239 419" draw:points="0,419 1239,419 1239,0 0,0">
            <text:p/>
          </draw:polygon>
          <draw:polygon draw:style-name="gr2" draw:layer="layout" svg:width="1.238cm" svg:height="0.418cm" svg:x="11.537cm" svg:y="13.774cm" svg:viewBox="0 0 1239 419" draw:points="0,419 1239,419 1239,0 0,0">
            <text:p/>
          </draw:polygon>
        </draw:g>
        <draw:g>
          <draw:polygon draw:style-name="gr1" draw:layer="layout" svg:width="0.241cm" svg:height="1.621cm" svg:x="15.345cm" svg:y="11.497cm" svg:viewBox="0 0 242 1622" draw:points="0,1622 242,1295 242,0 0,326">
            <text:p/>
          </draw:polygon>
          <draw:polygon draw:style-name="gr2" draw:layer="layout" svg:width="0.241cm" svg:height="1.621cm" svg:x="15.345cm" svg:y="11.497cm" svg:viewBox="0 0 242 1622" draw:points="0,1622 242,1295 242,0 0,326">
            <text:p/>
          </draw:polygon>
        </draw:g>
        <draw:g>
          <draw:polygon draw:style-name="gr1" draw:layer="layout" svg:width="1.48cm" svg:height="0.326cm" svg:x="14.107cm" svg:y="11.497cm" svg:viewBox="0 0 1481 327" draw:points="0,327 1239,327 1481,0 242,0">
            <text:p/>
          </draw:polygon>
          <draw:polygon draw:style-name="gr2" draw:layer="layout" svg:width="1.48cm" svg:height="0.326cm" svg:x="14.107cm" svg:y="11.497cm" svg:viewBox="0 0 1481 327" draw:points="0,327 1239,327 1481,0 242,0">
            <text:p/>
          </draw:polygon>
        </draw:g>
        <draw:g>
          <draw:g>
            <draw:polygon draw:style-name="gr3" draw:layer="layout" svg:width="1.238cm" svg:height="1.295cm" svg:x="14.107cm" svg:y="11.823cm" svg:viewBox="0 0 1239 1296" draw:points="0,1296 1239,1296 1239,0 0,0">
              <text:p/>
            </draw:polygon>
            <draw:polygon draw:style-name="gr2" draw:layer="layout" svg:width="1.238cm" svg:height="1.295cm" svg:x="14.107cm" svg:y="11.823cm" svg:viewBox="0 0 1239 1296" draw:points="0,1296 1239,1296 1239,0 0,0">
              <text:p/>
            </draw:polygon>
          </draw:g>
          <draw:frame draw:style-name="gr23" draw:text-style-name="P1" draw:layer="layout" svg:width="1.239cm" svg:height="1.295cm" svg:x="14.106cm" svg:y="11.823cm">
            <draw:text-box>
              <text:p text:style-name="P1"><text:span text:style-name="T1">1</text:span></text:p>
              <text:p text:style-name="P1"><text:span text:style-name="T1">2</text:span></text:p>
              <text:p text:style-name="P1"><text:span text:style-name="T1">2</text:span></text:p>
            </draw:text-box>
          </draw:frame>
        </draw:g>
        <draw:g>
          <draw:polygon draw:style-name="gr1" draw:layer="layout" svg:width="0.249cm" svg:height="1.631cm" svg:x="15.345cm" svg:y="15.163cm" svg:viewBox="0 0 250 1632" draw:points="0,1632 250,1295 250,0 0,336">
            <text:p/>
          </draw:polygon>
          <draw:polygon draw:style-name="gr2" draw:layer="layout" svg:width="0.249cm" svg:height="1.631cm" svg:x="15.345cm" svg:y="15.163cm" svg:viewBox="0 0 250 1632" draw:points="0,1632 250,1295 250,0 0,336">
            <text:p/>
          </draw:polygon>
        </draw:g>
        <draw:g>
          <draw:polygon draw:style-name="gr1" draw:layer="layout" svg:width="1.488cm" svg:height="0.337cm" svg:x="14.107cm" svg:y="15.163cm" svg:viewBox="0 0 1489 338" draw:points="0,338 1239,338 1489,0 249,0">
            <text:p/>
          </draw:polygon>
          <draw:polygon draw:style-name="gr2" draw:layer="layout" svg:width="1.488cm" svg:height="0.337cm" svg:x="14.107cm" svg:y="15.163cm" svg:viewBox="0 0 1489 338" draw:points="0,338 1239,338 1489,0 249,0">
            <text:p/>
          </draw:polygon>
        </draw:g>
        <draw:g>
          <draw:g>
            <draw:polygon draw:style-name="gr3" draw:layer="layout" svg:width="1.238cm" svg:height="1.295cm" svg:x="14.107cm" svg:y="15.499cm" svg:viewBox="0 0 1239 1296" draw:points="0,1296 1239,1296 1239,0 0,0">
              <text:p/>
            </draw:polygon>
            <draw:polygon draw:style-name="gr2" draw:layer="layout" svg:width="1.238cm" svg:height="1.295cm" svg:x="14.107cm" svg:y="15.499cm" svg:viewBox="0 0 1239 1296" draw:points="0,1296 1239,1296 1239,0 0,0">
              <text:p/>
            </draw:polygon>
          </draw:g>
          <draw:frame draw:style-name="gr24" draw:text-style-name="P1" draw:layer="layout" svg:width="1.239cm" svg:height="1.296cm" svg:x="14.106cm" svg:y="15.499cm">
            <draw:text-box>
              <text:p text:style-name="P1"><text:span text:style-name="T1">3</text:span></text:p>
              <text:p text:style-name="P1"><text:span text:style-name="T1">3</text:span></text:p>
              <text:p text:style-name="P1"><text:span text:style-name="T1">2</text:span></text:p>
            </draw:text-box>
          </draw:frame>
        </draw:g>
        <draw:g>
          <draw:polyline draw:style-name="gr8" draw:layer="layout" svg:width="1.95cm" svg:height="0.781cm" svg:x="12.149cm" svg:y="10.244cm" svg:viewBox="0 0 1951 782" draw:points="0,782 1558,782 1558,0 1951,0">
            <text:p/>
          </draw:polyline>
          <draw:frame draw:style-name="gr9" draw:layer="layout" svg:width="0.774cm" svg:height="1.007cm" svg:x="11.375cm" svg:y="10.523cm">
            <draw:text-box>
              <text:p/>
            </draw:text-box>
          </draw:frame>
        </draw:g>
        <draw:g>
          <draw:polyline draw:style-name="gr8" draw:layer="layout" svg:width="1.95cm" svg:height="0.413cm" svg:x="12.149cm" svg:y="11.534cm" svg:viewBox="0 0 1951 414" draw:points="0,0 1641,0 1641,414 1951,414">
            <text:p/>
          </draw:polyline>
          <draw:frame draw:style-name="gr9" draw:layer="layout" svg:width="0.774cm" svg:height="1.007cm" svg:x="11.375cm" svg:y="11.03cm">
            <draw:text-box>
              <text:p/>
            </draw:text-box>
          </draw:frame>
        </draw:g>
        <draw:g>
          <draw:polyline draw:style-name="gr8" draw:layer="layout" svg:width="1.95cm" svg:height="2.165cm" svg:x="12.156cm" svg:y="11.951cm" svg:viewBox="0 0 1951 2166" draw:points="0,0 1332,0 1332,2166 1951,2166">
            <text:p/>
          </draw:polyline>
          <draw:frame draw:style-name="gr25" draw:layer="layout" svg:width="0.774cm" svg:height="1.009cm" svg:x="11.382cm" svg:y="11.447cm">
            <draw:text-box>
              <text:p/>
            </draw:text-box>
          </draw:frame>
        </draw:g>
        <draw:g>
          <draw:polygon draw:style-name="gr1" draw:layer="layout" svg:width="0.254cm" svg:height="1.613cm" svg:x="15.345cm" svg:y="13.31cm" svg:viewBox="0 0 255 1614" draw:points="0,1614 255,1272 255,0 0,342">
            <text:p/>
          </draw:polygon>
          <draw:polygon draw:style-name="gr2" draw:layer="layout" svg:width="0.254cm" svg:height="1.613cm" svg:x="15.345cm" svg:y="13.31cm" svg:viewBox="0 0 255 1614" draw:points="0,1614 255,1272 255,0 0,342">
            <text:p/>
          </draw:polygon>
        </draw:g>
        <draw:g>
          <draw:polygon draw:style-name="gr1" draw:layer="layout" svg:width="1.492cm" svg:height="0.342cm" svg:x="14.107cm" svg:y="13.31cm" svg:viewBox="0 0 1493 343" draw:points="0,343 1239,343 1493,0 253,0">
            <text:p/>
          </draw:polygon>
          <draw:polygon draw:style-name="gr2" draw:layer="layout" svg:width="1.492cm" svg:height="0.342cm" svg:x="14.107cm" svg:y="13.31cm" svg:viewBox="0 0 1493 343" draw:points="0,343 1239,343 1493,0 253,0">
            <text:p/>
          </draw:polygon>
        </draw:g>
        <draw:g>
          <draw:g>
            <draw:polygon draw:style-name="gr3" draw:layer="layout" svg:width="1.238cm" svg:height="1.27cm" svg:x="14.107cm" svg:y="13.653cm" svg:viewBox="0 0 1239 1271" draw:points="0,1271 1239,1271 1239,0 0,0">
              <text:p/>
            </draw:polygon>
            <draw:polygon draw:style-name="gr2" draw:layer="layout" svg:width="1.238cm" svg:height="1.27cm" svg:x="14.107cm" svg:y="13.653cm" svg:viewBox="0 0 1239 1271" draw:points="0,1271 1239,1271 1239,0 0,0">
              <text:p/>
            </draw:polygon>
          </draw:g>
          <draw:frame draw:style-name="gr22" draw:text-style-name="P1" draw:layer="layout" svg:width="1.239cm" svg:height="1.27cm" svg:x="14.106cm" svg:y="13.653cm">
            <draw:text-box>
              <text:p text:style-name="P1"><text:span text:style-name="T1">2</text:span></text:p>
              <text:p text:style-name="P1"><text:span text:style-name="T1">4</text:span></text:p>
              <text:p text:style-name="P1"><text:span text:style-name="T1">2</text:span></text:p>
            </draw:text-box>
          </draw:frame>
        </draw:g>
        <draw:g>
          <draw:polyline draw:style-name="gr8" draw:layer="layout" svg:width="1.95cm" svg:height="3.641cm" svg:x="12.156cm" svg:y="12.337cm" svg:viewBox="0 0 1951 3642" draw:points="0,0 1022,0 1022,3642 1951,3642">
            <text:p/>
          </draw:polyline>
          <draw:frame draw:style-name="gr9" draw:layer="layout" svg:width="0.774cm" svg:height="1.007cm" svg:x="11.382cm" svg:y="11.833cm">
            <draw:text-box>
              <text:p/>
            </draw:text-box>
          </draw:frame>
        </draw:g>
        <draw:g>
          <draw:polygon draw:style-name="gr1" draw:layer="layout" svg:width="0.124cm" svg:height="0.585cm" svg:x="12.775cm" svg:y="14.025cm" svg:viewBox="0 0 125 586" draw:points="0,586 125,419 125,0 0,167">
            <text:p/>
          </draw:polygon>
          <draw:polygon draw:style-name="gr2" draw:layer="layout" svg:width="0.124cm" svg:height="0.585cm" svg:x="12.775cm" svg:y="14.025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4.192cm" svg:viewBox="0 0 1239 419" draw:points="0,419 1239,419 1239,0 0,0">
            <text:p/>
          </draw:polygon>
          <draw:polygon draw:style-name="gr2" draw:layer="layout" svg:width="1.238cm" svg:height="0.418cm" svg:x="11.537cm" svg:y="14.192cm" svg:viewBox="0 0 1239 419" draw:points="0,419 1239,419 1239,0 0,0">
            <text:p/>
          </draw:polygon>
        </draw:g>
        <draw:g>
          <draw:polygon draw:style-name="gr1" draw:layer="layout" svg:width="0.124cm" svg:height="0.585cm" svg:x="12.775cm" svg:y="14.442cm" svg:viewBox="0 0 125 586" draw:points="0,586 125,419 125,0 0,167">
            <text:p/>
          </draw:polygon>
          <draw:polygon draw:style-name="gr2" draw:layer="layout" svg:width="0.124cm" svg:height="0.585cm" svg:x="12.775cm" svg:y="14.442cm" svg:viewBox="0 0 125 586" draw:points="0,586 125,419 125,0 0,167">
            <text:p/>
          </draw:polygon>
        </draw:g>
        <draw:g>
          <draw:polygon draw:style-name="gr3" draw:layer="layout" svg:width="1.238cm" svg:height="0.418cm" svg:x="11.537cm" svg:y="14.61cm" svg:viewBox="0 0 1239 419" draw:points="0,419 1239,419 1239,0 0,0">
            <text:p/>
          </draw:polygon>
          <draw:polygon draw:style-name="gr2" draw:layer="layout" svg:width="1.238cm" svg:height="0.418cm" svg:x="11.537cm" svg:y="14.61cm" svg:viewBox="0 0 1239 419" draw:points="0,419 1239,419 1239,0 0,0">
            <text:p/>
          </draw:polygon>
        </draw:g>
        <draw:g>
          <draw:polygon draw:style-name="gr3" draw:layer="layout" svg:width="1.365cm" svg:height="0.5cm" svg:x="9.79cm" svg:y="6.903cm" svg:viewBox="0 0 1366 501" draw:points="0,501 1366,501 1366,0 0,0">
            <text:p/>
          </draw:polygon>
          <draw:polygon draw:style-name="gr2" draw:layer="layout" svg:width="1.365cm" svg:height="0.5cm" svg:x="9.79cm" svg:y="6.903cm" svg:viewBox="0 0 1366 501" draw:points="0,501 1366,501 1366,0 0,0">
            <text:p/>
          </draw:polygon>
        </draw:g>
        <draw:polyline draw:style-name="gr8" draw:layer="layout" svg:width="1.785cm" svg:height="3.599cm" svg:x="10.4cm" svg:y="7.1cm" svg:viewBox="0 0 1786 3600" draw:points="0,0 0,1801 1786,1801 1786,3600">
          <text:p/>
        </draw:polyline>
        <draw:frame draw:style-name="gr26" draw:text-style-name="P1" draw:layer="layout" svg:width="2.559cm" svg:height="1.046cm" svg:x="10.607cm" svg:y="15.045cm">
          <draw:text-box>
            <text:p text:style-name="P1"><text:span text:style-name="T1">Osoitintaulukko elokuvarooleihin</text:span></text:p>
          </draw:text-box>
        </draw:frame>
        <draw:g>
          <draw:polygon draw:style-name="gr1" draw:layer="layout" svg:width="0.249cm" svg:height="1.631cm" svg:x="15.345cm" svg:y="17.168cm" svg:viewBox="0 0 250 1632" draw:points="0,1632 250,1295 250,0 0,336">
            <text:p/>
          </draw:polygon>
          <draw:polygon draw:style-name="gr2" draw:layer="layout" svg:width="0.249cm" svg:height="1.631cm" svg:x="15.345cm" svg:y="17.168cm" svg:viewBox="0 0 250 1632" draw:points="0,1632 250,1295 250,0 0,336">
            <text:p/>
          </draw:polygon>
        </draw:g>
        <draw:g>
          <draw:polygon draw:style-name="gr1" draw:layer="layout" svg:width="1.488cm" svg:height="0.337cm" svg:x="14.107cm" svg:y="17.168cm" svg:viewBox="0 0 1489 338" draw:points="0,338 1239,338 1489,0 249,0">
            <text:p/>
          </draw:polygon>
          <draw:polygon draw:style-name="gr2" draw:layer="layout" svg:width="1.488cm" svg:height="0.337cm" svg:x="14.107cm" svg:y="17.168cm" svg:viewBox="0 0 1489 338" draw:points="0,338 1239,338 1489,0 249,0">
            <text:p/>
          </draw:polygon>
        </draw:g>
        <draw:g>
          <draw:g>
            <draw:polygon draw:style-name="gr3" draw:layer="layout" svg:width="1.238cm" svg:height="1.295cm" svg:x="14.107cm" svg:y="17.505cm" svg:viewBox="0 0 1239 1296" draw:points="0,1296 1239,1296 1239,0 0,0">
              <text:p/>
            </draw:polygon>
            <draw:polygon draw:style-name="gr2" draw:layer="layout" svg:width="1.238cm" svg:height="1.295cm" svg:x="14.107cm" svg:y="17.505cm" svg:viewBox="0 0 1239 1296" draw:points="0,1296 1239,1296 1239,0 0,0">
              <text:p/>
            </draw:polygon>
          </draw:g>
          <draw:frame draw:style-name="gr23" draw:text-style-name="P1" draw:layer="layout" svg:width="1.239cm" svg:height="1.295cm" svg:x="14.106cm" svg:y="17.505cm">
            <draw:text-box>
              <text:p text:style-name="P1"><text:span text:style-name="T1">3</text:span></text:p>
              <text:p text:style-name="P1"><text:span text:style-name="T1">4</text:span></text:p>
              <text:p text:style-name="P1"><text:span text:style-name="T1">2</text:span></text:p>
            </draw:text-box>
          </draw:frame>
        </draw:g>
        <draw:g>
          <draw:polyline draw:style-name="gr8" draw:layer="layout" svg:width="1.95cm" svg:height="5.216cm" svg:x="12.156cm" svg:y="12.769cm" svg:viewBox="0 0 1951 5217" draw:points="0,0 836,0 836,5217 1951,5217">
            <text:p/>
          </draw:polyline>
          <draw:frame draw:style-name="gr27" draw:layer="layout" svg:width="0.774cm" svg:height="1.305cm" svg:x="11.382cm" svg:y="12.115cm">
            <draw:text-box>
              <text:p/>
            </draw:text-box>
          </draw:frame>
        </draw:g>
        <draw:line draw:style-name="gr28" draw:text-style-name="P4" draw:layer="layout" svg:x1="10.047cm" svg:y1="4.892cm" svg:x2="10cm" svg:y2="3.4cm">
          <text:p/>
        </draw:line>
        <draw:polyline draw:style-name="gr8" draw:layer="layout" svg:width="1.299cm" svg:height="1.699cm" svg:x="3.7cm" svg:y="7.1cm" svg:viewBox="0 0 1300 1700" draw:points="1300,0 1300,850 0,850 0,1700">
          <text:p/>
        </draw:polyline>
        <draw:frame draw:style-name="gr11" draw:layer="layout" svg:width="3.3cm" svg:height="0.799cm" svg:x="13.2cm" svg:y="18.8cm">
          <draw:text-box>
            <text:p text:style-name="P1"><text:span text:style-name="T2">Roolit</text:span></text:p>
          </draw:text-box>
        </draw:frame>
        <draw:g>
          <draw:polygon draw:style-name="gr3" draw:layer="layout" svg:width="1.011cm" svg:height="0.5cm" svg:x="10.6cm" svg:y="3.3cm" svg:viewBox="0 0 1012 501" draw:points="0,501 1012,501 1012,0 0,0">
            <text:p/>
          </draw:polygon>
          <draw:polygon draw:style-name="gr2" draw:layer="layout" svg:width="1.011cm" svg:height="0.5cm" svg:x="10.6cm" svg:y="3.3cm" svg:viewBox="0 0 1012 501" draw:points="0,501 1012,501 1012,0 0,0">
            <text:p/>
          </draw:polygon>
        </draw:g>
        <draw:polyline draw:style-name="gr8" draw:layer="layout" svg:width="2.799cm" svg:height="1.599cm" svg:x="11.1cm" svg:y="3.5cm" svg:viewBox="0 0 2800 1600" draw:points="0,0 0,800 2800,800 2800,1600">
          <text:p/>
        </draw:polyline>
        <draw:g>
          <draw:polygon draw:style-name="gr1" draw:layer="layout" svg:width="0.264cm" svg:height="2.188cm" svg:x="14.635cm" svg:y="5.171cm" svg:viewBox="0 0 265 2189" draw:points="0,2189 265,1823 265,0 0,366">
            <text:p/>
          </draw:polygon>
          <draw:polygon draw:style-name="gr2" draw:layer="layout" svg:width="0.264cm" svg:height="2.188cm" svg:x="14.635cm" svg:y="5.171cm" svg:viewBox="0 0 265 2189" draw:points="0,2189 265,1823 265,0 0,366">
            <text:p/>
          </draw:polygon>
        </draw:g>
        <draw:g>
          <draw:polygon draw:style-name="gr1" draw:layer="layout" svg:width="1.898cm" svg:height="0.367cm" svg:x="13cm" svg:y="5.171cm" svg:viewBox="0 0 1899 368" draw:points="0,368 1636,368 1899,0 263,0">
            <text:p/>
          </draw:polygon>
          <draw:polygon draw:style-name="gr2" draw:layer="layout" svg:width="1.898cm" svg:height="0.367cm" svg:x="13cm" svg:y="5.171cm" svg:viewBox="0 0 1899 368" draw:points="0,368 1636,368 1899,0 263,0">
            <text:p/>
          </draw:polygon>
        </draw:g>
        <draw:g>
          <draw:g>
            <draw:polygon draw:style-name="gr3" draw:layer="layout" svg:width="1.635cm" svg:height="1.821cm" svg:x="13cm" svg:y="5.538cm" svg:viewBox="0 0 1636 1822" draw:points="0,1822 1636,1822 1636,0 0,0">
              <text:p/>
            </draw:polygon>
            <draw:polygon draw:style-name="gr2" draw:layer="layout" svg:width="1.635cm" svg:height="1.821cm" svg:x="13cm" svg:y="5.538cm" svg:viewBox="0 0 1636 1822" draw:points="0,1822 1636,1822 1636,0 0,0">
              <text:p/>
            </draw:polygon>
          </draw:g>
          <draw:frame draw:style-name="gr29" draw:text-style-name="P1" draw:layer="layout" svg:width="1.635cm" svg:height="2.7cm" svg:x="13cm" svg:y="5.1cm">
            <draw:text-box>
              <text:p text:style-name="P1"><text:span text:style-name="T1"><text:line-break/></text:span><text:span text:style-name="T1">roolit.dat </text:span><text:span text:style-name="T1"><text:line-break/></text:span><text:span text:style-name="T1">9</text:span><text:span text:style-name="T1"><text:line-break/></text:span><text:span text:style-name="T1">6</text:span><text:span text:style-name="T1"><text:line-break/></text:span><text:span text:style-name="T1"/></text:p>
            </draw:text-box>
          </draw:frame>
        </draw:g>
        <draw:g>
          <draw:polygon draw:style-name="gr3" draw:layer="layout" svg:width="0.984cm" svg:height="0.455cm" svg:x="13.281cm" svg:y="6.995cm" svg:viewBox="0 0 985 456" draw:points="0,456 985,456 985,0 0,0">
            <text:p/>
          </draw:polygon>
          <draw:polygon draw:style-name="gr2" draw:layer="layout" svg:width="0.984cm" svg:height="0.455cm" svg:x="13.281cm" svg:y="6.995cm" svg:viewBox="0 0 985 456" draw:points="0,456 985,456 985,0 0,0">
            <text:p/>
          </draw:polygon>
        </draw:g>
        <draw:frame draw:style-name="gr5" draw:layer="layout" svg:width="1.881cm" svg:height="0.63cm" svg:x="9.9cm" svg:y="10.7cm">
          <draw:text-box>
            <text:p text:style-name="P1"><text:span text:style-name="T1">alkiot[0]</text:span></text:p>
          </draw:text-box>
        </draw:frame>
        <draw:frame draw:style-name="gr5" draw:layer="layout" svg:width="1.881cm" svg:height="0.63cm" svg:x="10cm" svg:y="11.17cm">
          <draw:text-box>
            <text:p text:style-name="P1"><text:span text:style-name="T1">alkiot[1]</text:span></text:p>
          </draw:text-box>
        </draw:frame>
        <draw:frame draw:style-name="gr5" draw:layer="layout" svg:width="1.881cm" svg:height="0.63cm" svg:x="10cm" svg:y="11.6cm">
          <draw:text-box>
            <text:p text:style-name="P1"><text:span text:style-name="T1">alkiot[2]</text:span></text:p>
          </draw:text-box>
        </draw:frame>
        <draw:frame draw:style-name="gr5" draw:layer="layout" svg:width="1.881cm" svg:height="0.63cm" svg:x="9.9cm" svg:y="12cm">
          <draw:text-box>
            <text:p text:style-name="P1"><text:span text:style-name="T1">alkiot[3]</text:span></text:p>
          </draw:text-box>
        </draw:frame>
        <draw:frame draw:style-name="gr5" draw:layer="layout" svg:width="1.881cm" svg:height="0.63cm" svg:x="10cm" svg:y="12.47cm">
          <draw:text-box>
            <text:p text:style-name="P1"><text:span text:style-name="T1">alkiot[4]</text:span></text:p>
          </draw:text-box>
        </draw:frame>
        <draw:frame draw:style-name="gr5" draw:layer="layout" svg:width="1.881cm" svg:height="0.63cm" svg:x="9.919cm" svg:y="12.9cm">
          <draw:text-box>
            <text:p text:style-name="P1"><text:span text:style-name="T1">alkiot[5]</text:span></text:p>
          </draw:text-box>
        </draw:frame>
        <draw:frame draw:style-name="gr5" draw:layer="layout" svg:width="1.881cm" svg:height="0.63cm" svg:x="9.9cm" svg:y="13.3cm">
          <draw:text-box>
            <text:p text:style-name="P1"><text:span text:style-name="T1">alkiot[6]</text:span></text:p>
          </draw:text-box>
        </draw:frame>
        <draw:frame draw:style-name="gr5" draw:layer="layout" svg:width="1.881cm" svg:height="0.63cm" svg:x="10cm" svg:y="13.67cm">
          <draw:text-box>
            <text:p text:style-name="P1"><text:span text:style-name="T1">alkiot[7]</text:span></text:p>
          </draw:text-box>
        </draw:frame>
        <draw:frame draw:style-name="gr5" draw:layer="layout" svg:width="1.881cm" svg:height="0.63cm" svg:x="10cm" svg:y="14.07cm">
          <draw:text-box>
            <text:p text:style-name="P1"><text:span text:style-name="T1">alkiot[8]</text:span></text:p>
          </draw:text-box>
        </draw:frame>
        <draw:frame draw:style-name="gr5" draw:layer="layout" svg:width="1.881cm" svg:height="0.63cm" svg:x="9.919cm" svg:y="14.47cm">
          <draw:text-box>
            <text:p text:style-name="P1"><text:span text:style-name="T1">alkiot[9]</text:span></text:p>
          </draw:text-box>
        </draw:frame>
        <draw:g>
          <draw:polygon draw:style-name="gr1" draw:layer="layout" svg:width="0.2cm" svg:height="0.7cm" svg:x="14.9cm" svg:y="8.3cm" svg:viewBox="0 0 201 701" draw:points="0,701 201,501 201,0 0,200">
            <text:p/>
          </draw:polygon>
          <draw:polygon draw:style-name="gr2" draw:layer="layout" svg:width="0.2cm" svg:height="0.7cm" svg:x="14.9cm" svg:y="8.3cm" svg:viewBox="0 0 201 701" draw:points="0,701 201,501 201,0 0,200">
            <text:p/>
          </draw:polygon>
        </draw:g>
        <draw:g>
          <draw:polygon draw:style-name="gr3" draw:layer="layout" svg:width="2cm" svg:height="0.5cm" svg:x="12.9cm" svg:y="8.5cm" svg:viewBox="0 0 2001 501" draw:points="0,501 2001,501 2001,0 0,0">
            <text:p/>
          </draw:polygon>
          <draw:polygon draw:style-name="gr2" draw:layer="layout" svg:width="2cm" svg:height="0.5cm" svg:x="12.9cm" svg:y="8.5cm" svg:viewBox="0 0 2001 501" draw:points="0,501 2001,501 2001,0 0,0">
            <text:p/>
          </draw:polygon>
        </draw:g>
        <draw:g>
          <draw:polygon draw:style-name="gr1" draw:layer="layout" svg:width="0.2cm" svg:height="0.7cm" svg:x="14.9cm" svg:y="7.8cm" svg:viewBox="0 0 201 701" draw:points="0,701 201,501 201,0 0,200">
            <text:p/>
          </draw:polygon>
          <draw:polygon draw:style-name="gr2" draw:layer="layout" svg:width="0.2cm" svg:height="0.7cm" svg:x="14.9cm" svg:y="7.8cm" svg:viewBox="0 0 201 701" draw:points="0,701 201,501 201,0 0,200">
            <text:p/>
          </draw:polygon>
        </draw:g>
        <draw:g>
          <draw:polygon draw:style-name="gr1" draw:layer="layout" svg:width="2.2cm" svg:height="0.2cm" svg:x="12.9cm" svg:y="7.8cm" svg:viewBox="0 0 2201 201" draw:points="0,201 2001,201 2201,0 200,0">
            <text:p/>
          </draw:polygon>
          <draw:polygon draw:style-name="gr2" draw:layer="layout" svg:width="2.2cm" svg:height="0.2cm" svg:x="12.9cm" svg:y="7.8cm" svg:viewBox="0 0 2201 201" draw:points="0,201 2001,201 2201,0 200,0">
            <text:p/>
          </draw:polygon>
        </draw:g>
        <draw:g>
          <draw:polygon draw:style-name="gr3" draw:layer="layout" svg:width="2cm" svg:height="0.5cm" svg:x="12.9cm" svg:y="8cm" svg:viewBox="0 0 2001 501" draw:points="0,501 2001,501 2001,0 0,0">
            <text:p/>
          </draw:polygon>
          <draw:polygon draw:style-name="gr2" draw:layer="layout" svg:width="2cm" svg:height="0.5cm" svg:x="12.9cm" svg:y="8cm" svg:viewBox="0 0 2001 501" draw:points="0,501 2001,501 2001,0 0,0">
            <text:p/>
          </draw:polygon>
        </draw:g>
        <draw:line draw:style-name="gr28" draw:text-style-name="P4" draw:layer="layout" svg:x1="13.9cm" svg:y1="7.9cm" svg:x2="13.8cm" svg:y2="7.1cm">
          <text:p/>
        </draw:line>
        <draw:g>
          <draw:polygon draw:style-name="gr1" draw:layer="layout" svg:width="0.4cm" svg:height="1.95cm" svg:x="18.5cm" svg:y="8.599cm" svg:viewBox="0 0 401 1951" draw:points="0,1951 401,1550 401,0 0,400">
            <text:p/>
          </draw:polygon>
          <draw:polygon draw:style-name="gr2" draw:layer="layout" svg:width="0.4cm" svg:height="1.95cm" svg:x="18.5cm" svg:y="8.599cm" svg:viewBox="0 0 401 1951" draw:points="0,1951 401,1550 401,0 0,400">
            <text:p/>
          </draw:polygon>
        </draw:g>
        <draw:g>
          <draw:polygon draw:style-name="gr1" draw:layer="layout" svg:width="2.4cm" svg:height="0.4cm" svg:x="16.5cm" svg:y="8.599cm" svg:viewBox="0 0 2401 401" draw:points="0,401 2000,401 2401,0 400,0">
            <text:p/>
          </draw:polygon>
          <draw:polygon draw:style-name="gr2" draw:layer="layout" svg:width="2.4cm" svg:height="0.4cm" svg:x="16.5cm" svg:y="8.599cm" svg:viewBox="0 0 2401 401" draw:points="0,401 2000,401 2401,0 400,0">
            <text:p/>
          </draw:polygon>
        </draw:g>
        <draw:g>
          <draw:g>
            <draw:polygon draw:style-name="gr3" draw:layer="layout" svg:width="2cm" svg:height="1.55cm" svg:x="16.5cm" svg:y="8.999cm" svg:viewBox="0 0 2001 1551" draw:points="0,1551 2001,1551 2001,0 0,0">
              <text:p/>
            </draw:polygon>
            <draw:polygon draw:style-name="gr2" draw:layer="layout" svg:width="2cm" svg:height="1.55cm" svg:x="16.5cm" svg:y="8.999cm" svg:viewBox="0 0 2001 1551" draw:points="0,1551 2001,1551 2001,0 0,0">
              <text:p/>
            </draw:polygon>
          </draw:g>
          <draw:frame draw:style-name="gr13" draw:layer="layout" svg:width="2cm" svg:height="1.55cm" svg:x="16.5cm" svg:y="8.999cm">
            <draw:text-box>
              <text:p text:style-name="P1"><text:span text:style-name="T1">1</text:span><text:span text:style-name="T1"><text:line-break/></text:span><text:span text:style-name="T1">Näyttelijä</text:span></text:p>
            </draw:text-box>
          </draw:frame>
        </draw:g>
        <draw:g>
          <draw:polygon draw:style-name="gr1" draw:layer="layout" svg:width="0.39cm" svg:height="1.91cm" svg:x="18.5cm" svg:y="11.089cm" svg:viewBox="0 0 391 1911" draw:points="0,1911 391,1521 391,0 0,390">
            <text:p/>
          </draw:polygon>
          <draw:polygon draw:style-name="gr2" draw:layer="layout" svg:width="0.39cm" svg:height="1.91cm" svg:x="18.5cm" svg:y="11.089cm" svg:viewBox="0 0 391 1911" draw:points="0,1911 391,1521 391,0 0,390">
            <text:p/>
          </draw:polygon>
        </draw:g>
        <draw:g>
          <draw:polygon draw:style-name="gr1" draw:layer="layout" svg:width="2.39cm" svg:height="0.39cm" svg:x="16.5cm" svg:y="11.089cm" svg:viewBox="0 0 2391 391" draw:points="0,391 2000,391 2391,0 390,0">
            <text:p/>
          </draw:polygon>
          <draw:polygon draw:style-name="gr2" draw:layer="layout" svg:width="2.39cm" svg:height="0.39cm" svg:x="16.5cm" svg:y="11.089cm" svg:viewBox="0 0 2391 391" draw:points="0,391 2000,391 2391,0 390,0">
            <text:p/>
          </draw:polygon>
        </draw:g>
        <draw:g>
          <draw:g>
            <draw:polygon draw:style-name="gr3" draw:layer="layout" svg:width="2cm" svg:height="1.52cm" svg:x="16.5cm" svg:y="11.479cm" svg:viewBox="0 0 2001 1521" draw:points="0,1521 2001,1521 2001,0 0,0">
              <text:p/>
            </draw:polygon>
            <draw:polygon draw:style-name="gr2" draw:layer="layout" svg:width="2cm" svg:height="1.52cm" svg:x="16.5cm" svg:y="11.479cm" svg:viewBox="0 0 2001 1521" draw:points="0,1521 2001,1521 2001,0 0,0">
              <text:p/>
            </draw:polygon>
          </draw:g>
          <draw:frame draw:style-name="gr14" draw:layer="layout" svg:width="2cm" svg:height="1.52cm" svg:x="16.5cm" svg:y="11.479cm">
            <draw:text-box>
              <text:p text:style-name="P1"><text:span text:style-name="T1">2</text:span><text:span text:style-name="T1"><text:line-break/></text:span><text:span text:style-name="T1">Ohjaaja</text:span></text:p>
            </draw:text-box>
          </draw:frame>
        </draw:g>
        <draw:g>
          <draw:polyline draw:style-name="gr8" draw:layer="layout" svg:width="2.433cm" svg:height="0.495cm" svg:x="14.266cm" svg:y="8.297cm" svg:viewBox="0 0 2434 496" draw:points="0,0 2048,0 2048,496 2434,496">
            <text:p/>
          </draw:polyline>
          <draw:frame draw:style-name="gr9" draw:layer="layout" svg:width="0.966cm" svg:height="1.007cm" svg:x="13.3cm" svg:y="7.793cm">
            <draw:text-box>
              <text:p/>
            </draw:text-box>
          </draw:frame>
        </draw:g>
        <draw:g>
          <draw:polyline draw:style-name="gr8" draw:layer="layout" svg:width="2.433cm" svg:height="2.757cm" svg:x="14.066cm" svg:y="8.803cm" svg:viewBox="0 0 2434 2758" draw:points="0,0 2048,0 2048,2758 2434,2758">
            <text:p/>
          </draw:polyline>
          <draw:frame draw:style-name="gr30" draw:layer="layout" svg:width="0.966cm" svg:height="5.6cm" svg:x="13.1cm" svg:y="6cm">
            <draw:text-box>
              <text:p/>
            </draw:text-box>
          </draw:frame>
        </draw:g>
        <draw:frame draw:style-name="gr5" draw:layer="layout" svg:width="1.881cm" svg:height="0.63cm" svg:x="11.2cm" svg:y="7.97cm">
          <draw:text-box>
            <text:p text:style-name="P1"><text:span text:style-name="T1">alkiot[0]</text:span></text:p>
          </draw:text-box>
        </draw:frame>
        <draw:frame draw:style-name="gr5" draw:layer="layout" svg:width="1.881cm" svg:height="0.63cm" svg:x="11.219cm" svg:y="8.4cm">
          <draw:text-box>
            <text:p text:style-name="P1"><text:span text:style-name="T1">alkiot[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0" draw:display-name="Marker_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1" draw:display-name="Marker_1" svg:viewBox="0 0 20 20" svg:d="M10 0l-10 20h20z"/>
    <draw:stroke-dash draw:name="Dash_5f_0" draw:display-name="Dash_0" draw:style="rect" draw:dots1="1" draw:dots1-length="200%" draw:dots2="1" draw:dots2-length="200%" draw:distance="2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6T15:03:15.393000000</dc:date>
    <dc:description>Kerho tietorakenne</dc:description>
    <dc:title>Kerho</dc:title>
    <meta:creation-date>2014-02-23T11:45:44Z</meta:creation-date>
    <meta:initial-creator>vesal</meta:initial-creator>
    <meta:generator>LibreOffice/4.3.0.4$Windows_x86 LibreOffice_project/62ad5818884a2fc2e5780dd45466868d41009ec0</meta:generator>
    <meta:editing-duration>PT54M31S</meta:editing-duration>
    <meta:editing-cycles>27</meta:editing-cycles>
    <meta:document-statistic meta:object-count="549"/>
  </office:meta>
</office:document-meta>
</file>